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a6c7" officeooo:paragraph-rsid="0016a6c7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officeooo:rsid="0016a6c7" officeooo:paragraph-rsid="0016a6c7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officeooo:rsid="0017d08c" officeooo:paragraph-rsid="0017d08c" style:font-size-asian="16pt" style:font-weight-asian="bold" style:font-size-complex="16pt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6a6c7" officeooo:paragraph-rsid="0016a6c7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officeooo:rsid="0016a6c7" officeooo:paragraph-rsid="0016a6c7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8" style:family="paragraph" style:parent-style-name="Text_20_body">
      <style:text-properties officeooo:rsid="0016a6c7" officeooo:paragraph-rsid="0016a6c7"/>
    </style:style>
    <style:style style:name="P9" style:family="paragraph" style:parent-style-name="Text_20_body">
      <style:text-properties officeooo:rsid="0017d08c" officeooo:paragraph-rsid="0017d08c"/>
    </style:style>
    <style:style style:name="P10" style:family="paragraph" style:parent-style-name="Text_20_body" style:list-style-name="L1">
      <style:paragraph-properties fo:margin-left="0.953cm" fo:margin-right="0cm" fo:margin-top="0cm" fo:margin-bottom="0cm" loext:contextual-spacing="false" fo:line-height="158%" fo:text-align="start" style:justify-single-word="false" fo:orphans="2" fo:widows="2" fo:text-indent="0cm" style:auto-text-indent="false" fo:padding="0cm" fo:border="none"/>
    </style:style>
    <style:style style:name="P11" style:family="paragraph" style:parent-style-name="Text_20_body" style:list-style-name="L16">
      <style:paragraph-properties fo:margin-left="0.953cm" fo:margin-right="0cm" fo:margin-top="0cm" fo:margin-bottom="0cm" loext:contextual-spacing="false" fo:line-height="158%" fo:text-align="start" style:justify-single-word="false" fo:orphans="2" fo:widows="2" fo:text-indent="0cm" style:auto-text-indent="false" fo:padding="0cm" fo:border="none"/>
    </style:style>
    <style:style style:name="P12" style:family="paragraph" style:parent-style-name="Text_20_body" style:list-style-name="L17">
      <style:paragraph-properties fo:margin-left="0.953cm" fo:margin-right="0cm" fo:margin-top="0cm" fo:margin-bottom="0cm" loext:contextual-spacing="false" fo:line-height="158%" fo:text-align="start" style:justify-single-word="false" fo:orphans="2" fo:widows="2" fo:text-indent="0cm" style:auto-text-indent="false" fo:padding="0cm" fo:border="none"/>
    </style:style>
    <style:style style:name="P13" style:family="paragraph" style:parent-style-name="Text_20_body" style:list-style-name="L18">
      <style:paragraph-properties fo:margin-left="0.953cm" fo:margin-right="0cm" fo:margin-top="0cm" fo:margin-bottom="0cm" loext:contextual-spacing="false" fo:line-height="158%" fo:text-align="start" style:justify-single-word="false" fo:orphans="2" fo:widows="2" fo:text-indent="0cm" style:auto-text-indent="false" fo:padding="0cm" fo:border="none"/>
    </style:style>
    <style:style style:name="P14" style:family="paragraph" style:parent-style-name="Text_20_body" style:list-style-name="L19">
      <style:paragraph-properties fo:margin-left="0.953cm" fo:margin-right="0cm" fo:margin-top="0cm" fo:margin-bottom="0cm" loext:contextual-spacing="false" fo:line-height="158%" fo:text-align="start" style:justify-single-word="false" fo:orphans="2" fo:widows="2" fo:text-indent="0cm" style:auto-text-indent="false" fo:padding="0cm" fo:border="none"/>
    </style:style>
    <style:style style:name="P15" style:family="paragraph" style:parent-style-name="Text_20_body" style:list-style-name="L20">
      <style:paragraph-properties fo:margin-left="0.953cm" fo:margin-right="0cm" fo:margin-top="0cm" fo:margin-bottom="0cm" loext:contextual-spacing="false" fo:line-height="158%" fo:text-align="start" style:justify-single-word="false" fo:orphans="2" fo:widows="2" fo:text-indent="0cm" style:auto-text-indent="false" fo:padding="0cm" fo:border="none"/>
    </style:style>
    <style:style style:name="P16" style:family="paragraph" style:parent-style-name="Text_20_body" style:list-style-name="L21">
      <style:paragraph-properties fo:margin-left="0.953cm" fo:margin-right="0cm" fo:margin-top="0cm" fo:margin-bottom="0cm" loext:contextual-spacing="false" fo:line-height="158%" fo:text-align="start" style:justify-single-word="false" fo:orphans="2" fo:widows="2" fo:text-indent="0cm" style:auto-text-indent="false" fo:padding="0cm" fo:border="none"/>
    </style:style>
    <style:style style:name="P17" style:family="paragraph" style:parent-style-name="Text_20_body" style:list-style-name="L22">
      <style:paragraph-properties fo:margin-left="0.953cm" fo:margin-right="0cm" fo:margin-top="0cm" fo:margin-bottom="0cm" loext:contextual-spacing="false" fo:line-height="158%" fo:text-align="start" style:justify-single-word="false" fo:orphans="2" fo:widows="2" fo:text-indent="0cm" style:auto-text-indent="false" fo:padding="0cm" fo:border="none"/>
    </style:style>
    <style:style style:name="P18" style:family="paragraph" style:parent-style-name="Text_20_body" style:list-style-name="L23">
      <style:paragraph-properties fo:margin-left="0.953cm" fo:margin-right="0cm" fo:margin-top="0cm" fo:margin-bottom="0cm" loext:contextual-spacing="false" fo:line-height="158%" fo:text-align="start" style:justify-single-word="false" fo:orphans="2" fo:widows="2" fo:text-indent="0cm" style:auto-text-indent="false" fo:padding="0cm" fo:border="none"/>
    </style:style>
    <style:style style:name="P19" style:family="paragraph" style:parent-style-name="Text_20_body" style:list-style-name="L24">
      <style:paragraph-properties fo:margin-left="0.953cm" fo:margin-right="0cm" fo:margin-top="0cm" fo:margin-bottom="0cm" loext:contextual-spacing="false" fo:line-height="158%" fo:text-align="start" style:justify-single-word="false" fo:orphans="2" fo:widows="2" fo:text-indent="0cm" style:auto-text-indent="false" fo:padding="0cm" fo:border="none"/>
    </style:style>
    <style:style style:name="P20" style:family="paragraph" style:parent-style-name="Text_20_body" style:list-style-name="L25">
      <style:paragraph-properties fo:margin-left="0.953cm" fo:margin-right="0cm" fo:margin-top="0cm" fo:margin-bottom="0cm" loext:contextual-spacing="false" fo:line-height="158%" fo:text-align="start" style:justify-single-word="false" fo:orphans="2" fo:widows="2" fo:text-indent="0cm" style:auto-text-indent="false" fo:padding="0cm" fo:border="none"/>
    </style:style>
    <style:style style:name="P21" style:family="paragraph" style:parent-style-name="Text_20_body" style:list-style-name="L26">
      <style:paragraph-properties fo:margin-left="0.953cm" fo:margin-right="0cm" fo:margin-top="0cm" fo:margin-bottom="0cm" loext:contextual-spacing="false" fo:line-height="158%" fo:text-align="start" style:justify-single-word="false" fo:orphans="2" fo:widows="2" fo:text-indent="0cm" style:auto-text-indent="false" fo:padding="0cm" fo:border="none"/>
    </style:style>
    <style:style style:name="P22" style:family="paragraph" style:parent-style-name="Text_20_body" style:list-style-name="L27">
      <style:paragraph-properties fo:margin-left="0.953cm" fo:margin-right="0cm" fo:margin-top="0cm" fo:margin-bottom="0cm" loext:contextual-spacing="false" fo:line-height="158%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00" style:font-name="Monospace" fo:font-size="10pt" officeooo:rsid="0017d08c" style:font-size-asian="10pt"/>
    </style:style>
    <style:style style:name="T4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5" style:family="text">
      <style:text-properties fo:color="#000000" style:font-name="Monospace" fo:font-size="10pt" fo:font-style="italic" style:font-size-asian="10pt" style:font-style-asian="italic"/>
    </style:style>
    <style:style style:name="T6" style:family="text">
      <style:text-properties fo:color="#000000" style:font-name="Monospace"/>
    </style:style>
    <style:style style:name="T7" style:family="text">
      <style:text-properties fo:color="#000000" style:font-name="Monospace" officeooo:rsid="0017d08c"/>
    </style:style>
    <style:style style:name="T8" style:family="text">
      <style:text-properties fo:color="#000000" style:text-line-through-style="solid" style:text-line-through-type="single" style:font-name="Monospace" fo:font-size="10pt" style:text-underline-style="solid" style:text-underline-width="auto" style:text-underline-color="font-color" style:font-size-asian="10pt"/>
    </style:style>
    <style:style style:name="T9" style:family="text">
      <style:text-properties fo:color="#0000c0" style:font-name="Monospace" fo:font-size="10pt" style:font-size-asian="10pt"/>
    </style:style>
    <style:style style:name="T10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11" style:family="text">
      <style:text-properties fo:color="#0000c0" style:font-name="Monospace" fo:font-size="10pt" fo:font-style="italic" style:font-size-asian="10pt" style:font-style-asian="italic"/>
    </style:style>
    <style:style style:name="T12" style:family="text">
      <style:text-properties fo:color="#6a3e3e" style:font-name="Monospace" fo:font-size="10pt" style:font-size-asian="10pt"/>
    </style:style>
    <style:style style:name="T13" style:family="text">
      <style:text-properties fo:color="#6a3e3e" style:font-name="Monospace" fo:font-size="10pt" fo:background-color="#f0d8a8" loext:char-shading-value="0" style:font-size-asian="10pt"/>
    </style:style>
    <style:style style:name="T14" style:family="text">
      <style:text-properties fo:color="#6a3e3e" style:font-name="Monospace" fo:font-size="10pt" fo:background-color="#d4d4d4" loext:char-shading-value="0" style:font-size-asian="10pt"/>
    </style:style>
    <style:style style:name="T15" style:family="text">
      <style:text-properties fo:color="#6a3e3e" style:font-name="Monospace" fo:font-size="10pt" style:text-underline-style="solid" style:text-underline-width="auto" style:text-underline-color="font-color" style:font-size-asian="10pt"/>
    </style:style>
    <style:style style:name="T16" style:family="text">
      <style:text-properties fo:color="#3f7f5f" style:font-name="Monospace" fo:font-size="10pt" style:font-size-asian="10pt"/>
    </style:style>
    <style:style style:name="T17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8" style:family="text">
      <style:text-properties fo:color="#7f9fbf" style:font-name="Monospace" fo:font-size="10pt" fo:font-weight="bold" style:font-size-asian="10pt" style:font-weight-asian="bold"/>
    </style:style>
    <style:style style:name="T19" style:family="text">
      <style:text-properties fo:color="#2a00ff" style:font-name="Monospace" fo:font-size="10pt" style:font-size-asian="10pt"/>
    </style:style>
    <style:style style:name="T20" style:family="text">
      <style:text-properties fo:font-variant="normal" fo:text-transform="none" fo:color="#ec4e20" style:text-line-through-style="none" style:text-line-through-type="none" style:font-name="Roboto" fo:font-size="12pt" fo:letter-spacing="normal" fo:font-style="normal" style:text-underline-style="none" fo:font-weight="normal" style:text-blinking="false" style:font-size-asian="10pt" loext:padding="0cm" loext:border="none"/>
    </style:style>
    <style:style style:name="T21" style:family="text">
      <style:text-properties fo:font-variant="normal" fo:text-transform="none" fo:color="#ec4e20" style:text-line-through-style="none" style:text-line-through-type="none" style:font-name="Roboto" fo:font-size="12pt" fo:letter-spacing="normal" fo:font-style="normal" style:text-underline-style="none" fo:font-weight="normal" style:text-blinking="false" loext:padding="0cm" loext:border="none"/>
    </style:style>
    <style:style style:name="T22" style:family="text">
      <style:text-properties fo:font-variant="normal" fo:text-transform="none" fo:color="#000000" style:font-name="Roboto" fo:font-size="12pt" fo:letter-spacing="normal" fo:font-style="normal" fo:font-weight="normal" style:font-size-asian="10pt"/>
    </style:style>
    <style:style style:name="T23" style:family="text">
      <style:text-properties fo:font-variant="normal" fo:text-transform="none" style:font-name="Roboto" fo:font-size="12pt" fo:letter-spacing="normal" fo:font-style="normal" fo:font-weight="normal"/>
    </style:style>
    <style:style style:name="T24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<text:s/>File Handling :</text:p>
      <text:p text:style-name="P1"/>
      <text:p text:style-name="P1"/>
      <text:p text:style-name="P1"><text:span text:style-name="T1">import</text:span><text:span text:style-name="T2"> java.io.BufferedReader;</text:span></text:p>
      <text:p text:style-name="P6"><text:span text:style-name="T1">import</text:span><text:span text:style-name="T2"> java.io.EOFException;</text:span></text:p>
      <text:p text:style-name="P6"><text:span text:style-name="T1">import</text:span><text:span text:style-name="T2"> java.io.FileInputStream;</text:span></text:p>
      <text:p text:style-name="P6"><text:span text:style-name="T1">import</text:span><text:span text:style-name="T2"> java.io.FileNotFoundException;</text:span></text:p>
      <text:p text:style-name="P6"><text:span text:style-name="T1">import</text:span><text:span text:style-name="T2"> java.io.FileOutputStream;</text:span></text:p>
      <text:p text:style-name="P6"><text:span text:style-name="T1">import</text:span><text:span text:style-name="T2"> java.io.IOException;</text:span></text:p>
      <text:p text:style-name="P6"><text:span text:style-name="T1">import</text:span><text:span text:style-name="T2"> java.io.ObjectInputStream;</text:span></text:p>
      <text:p text:style-name="P6"><text:span text:style-name="T1">import</text:span><text:span text:style-name="T2"> java.io.ObjectOutputStream;</text:span></text:p>
      <text:p text:style-name="P6"><text:span text:style-name="T1">import</text:span><text:span text:style-name="T2"> java.io.Serializable;</text:span></text:p>
      <text:p text:style-name="P6"><text:span text:style-name="T1">import</text:span><text:span text:style-name="T2"> java.io.File;</text:span></text:p>
      <text:p text:style-name="P6"><text:span text:style-name="T1">import</text:span><text:span text:style-name="T2"> </text:span><text:span text:style-name="T4">java.io.FileNotFoundException</text:span><text:span text:style-name="T2">;</text:span></text:p>
      <text:p text:style-name="P6"><text:span text:style-name="T1">import</text:span><text:span text:style-name="T2"> java.io.FileReader;</text:span></text:p>
      <text:p text:style-name="P6"><text:span text:style-name="T1">import</text:span><text:span text:style-name="T2"> java.io.FileWriter;</text:span></text:p>
      <text:p text:style-name="P6"><text:span text:style-name="T1">import</text:span><text:span text:style-name="T2"> </text:span><text:span text:style-name="T4">java.io.IOException</text:span><text:span text:style-name="T2">;</text:span></text:p>
      <text:p text:style-name="P6"><text:span text:style-name="T1">import</text:span><text:span text:style-name="T2"> java.io.InputStreamReader;</text:span></text:p>
      <text:p text:style-name="P7"/>
      <text:p text:style-name="P6"><text:span text:style-name="T1">class</text:span><text:span text:style-name="T2"> </text:span><text:span text:style-name="T4">Person</text:span><text:span text:style-name="T2"> </text:span><text:span text:style-name="T1">implements</text:span><text:span text:style-name="T2"> Serializable{</text:span></text:p>
      <text:p text:style-name="P6"><text:span text:style-name="T2"><text:tab/></text:span><text:span text:style-name="T1">private</text:span><text:span text:style-name="T2"> </text:span><text:span text:style-name="T1">int</text:span><text:span text:style-name="T2"> </text:span><text:span text:style-name="T9">no</text:span><text:span text:style-name="T2">;</text:span></text:p>
      <text:p text:style-name="P6"><text:span text:style-name="T2"><text:tab/></text:span><text:span text:style-name="T1">private</text:span><text:span text:style-name="T2"> String </text:span><text:span text:style-name="T9">name</text:span><text:span text:style-name="T2">;</text:span></text:p>
      <text:p text:style-name="P6"><text:span text:style-name="T2"><text:tab/></text:span><text:span text:style-name="T1">private</text:span><text:span text:style-name="T2"> </text:span><text:span text:style-name="T1">int</text:span><text:span text:style-name="T2"> </text:span><text:span text:style-name="T9">sal</text:span><text:span text:style-name="T2">;</text:span></text:p>
      <text:p text:style-name="P6"><text:span text:style-name="T2"><text:tab/></text:span><text:span text:style-name="T1">public</text:span><text:span text:style-name="T2"> Person(</text:span><text:span text:style-name="T1">int</text:span><text:span text:style-name="T2"> </text:span><text:span text:style-name="T12">i</text:span><text:span text:style-name="T2">, String </text:span><text:span text:style-name="T12">string</text:span><text:span text:style-name="T2">, </text:span><text:span text:style-name="T1">int</text:span><text:span text:style-name="T2"> </text:span><text:span text:style-name="T12">j</text:span><text:span text:style-name="T2">) {</text:span></text:p>
      <text:p text:style-name="P6"><text:span text:style-name="T2"><text:tab/><text:tab/></text:span><text:span text:style-name="T16">// </text:span><text:span text:style-name="T18">TODO</text:span><text:span text:style-name="T16"> Auto-generated constructor stub</text:span></text:p>
      <text:p text:style-name="P6"><text:span text:style-name="T2"><text:tab/><text:tab/></text:span><text:span text:style-name="T9">no</text:span><text:span text:style-name="T2">=</text:span><text:span text:style-name="T12">i</text:span><text:span text:style-name="T2">;</text:span></text:p>
      <text:p text:style-name="P6"><text:span text:style-name="T2"><text:tab/><text:tab/></text:span><text:span text:style-name="T9">name</text:span><text:span text:style-name="T2">=</text:span><text:span text:style-name="T12">string</text:span><text:span text:style-name="T2">;</text:span></text:p>
      <text:p text:style-name="P6"><text:span text:style-name="T2"><text:tab/><text:tab/></text:span><text:span text:style-name="T9">sal</text:span><text:span text:style-name="T2">=</text:span><text:span text:style-name="T12">j</text:span><text:span text:style-name="T2">;</text:span></text:p>
      <text:p text:style-name="P6"><text:span text:style-name="T2"><text:tab/>}</text:span></text:p>
      <text:p text:style-name="P6"><text:span text:style-name="T2"><text:tab/></text:span><text:span text:style-name="T1">public</text:span><text:span text:style-name="T2"> String getName() {</text:span></text:p>
      <text:p text:style-name="P6"><text:span text:style-name="T2"><text:tab/><text:tab/></text:span><text:span text:style-name="T1">return</text:span><text:span text:style-name="T2"> </text:span><text:span text:style-name="T9">name</text:span><text:span text:style-name="T2">;</text:span></text:p>
      <text:p text:style-name="P6"><text:span text:style-name="T2"><text:tab/>}</text:span></text:p>
      <text:p text:style-name="P6"><text:span text:style-name="T2"><text:tab/></text:span><text:span text:style-name="T1">public</text:span><text:span text:style-name="T2"> String toString()</text:span></text:p>
      <text:p text:style-name="P6"><text:span text:style-name="T2"><text:tab/>{</text:span></text:p>
      <text:p text:style-name="P6"><text:span text:style-name="T2"><text:tab/><text:tab/></text:span><text:span text:style-name="T1">return</text:span><text:span text:style-name="T2"> </text:span><text:span text:style-name="T9">no</text:span><text:span text:style-name="T2"> +</text:span><text:span text:style-name="T19">" <text:s/>"</text:span><text:span text:style-name="T2">+ </text:span><text:span text:style-name="T9">name</text:span><text:span text:style-name="T2"> +</text:span><text:span text:style-name="T19">" <text:s/>"</text:span><text:span text:style-name="T2">+ </text:span><text:span text:style-name="T9">sal</text:span><text:span text:style-name="T2">;</text:span></text:p>
      <text:p text:style-name="P6"><text:span text:style-name="T2"><text:tab/><text:tab/></text:span></text:p>
      <text:p text:style-name="P6"><text:span text:style-name="T2"><text:tab/>}</text:span></text:p>
      <text:p text:style-name="P6"><text:span text:style-name="T2">}</text:span></text:p>
      <text:p text:style-name="P6"><text:span text:style-name="T1">class</text:span><text:span text:style-name="T2"> CommonFileOperation{</text:span></text:p>
      <text:p text:style-name="P6"><text:span text:style-name="T2"><text:tab/></text:span><text:span text:style-name="T1">public</text:span><text:span text:style-name="T2"> </text:span><text:span text:style-name="T1">void</text:span><text:span text:style-name="T2"> showFiles() {</text:span></text:p>
      <text:p text:style-name="P6"><text:span text:style-name="T2"><text:s text:c="8"/>String </text:span><text:span text:style-name="T12">dirpath</text:span><text:span text:style-name="T2"> = </text:span><text:span text:style-name="T19">"D:/DAC47/Arun19/Java/Day1/Session2"</text:span><text:span text:style-name="T2">;</text:span></text:p>
      <text:p text:style-name="P6"><text:span text:style-name="T2"><text:tab/><text:tab/><text:tab/></text:span></text:p>
      <text:p text:style-name="P6"><text:span text:style-name="T2"><text:tab/><text:tab/>File </text:span><text:span text:style-name="T12">f3</text:span><text:span text:style-name="T2"> = </text:span><text:span text:style-name="T1">new</text:span><text:span text:style-name="T2"> File(</text:span><text:span text:style-name="T12">dirpath</text:span><text:span text:style-name="T2">);</text:span></text:p>
      <text:p text:style-name="P6"><text:span text:style-name="T2"><text:tab/><text:tab/></text:span></text:p>
      <text:p text:style-name="P6"><text:span text:style-name="T2"><text:tab/><text:tab/>String[] </text:span><text:span text:style-name="T12">file</text:span><text:span text:style-name="T2"> = </text:span><text:span text:style-name="T12">f3</text:span><text:span text:style-name="T2">.list();</text:span></text:p>
      <text:p text:style-name="P6"><text:span text:style-name="T2"><text:tab/><text:tab/>System.</text:span><text:span text:style-name="T10">out</text:span><text:span text:style-name="T2">.println(</text:span><text:span text:style-name="T19">"=========================================="</text:span><text:span text:style-name="T2">);</text:span></text:p>
      <text:p text:style-name="P6"><text:span text:style-name="T2"><text:tab/><text:tab/>System.</text:span><text:span text:style-name="T10">out</text:span><text:span text:style-name="T2">.println(</text:span><text:span text:style-name="T19">"List of all file in "</text:span><text:span text:style-name="T2">+</text:span><text:span text:style-name="T12">dirpath</text:span><text:span text:style-name="T2">);</text:span></text:p>
      <text:p text:style-name="P6"><text:span text:style-name="T2"><text:tab/><text:tab/>System.</text:span><text:span text:style-name="T10">out</text:span><text:span text:style-name="T2">.println(</text:span><text:span text:style-name="T19">"=========================================="</text:span><text:span text:style-name="T2">);</text:span></text:p>
      <text:p text:style-name="P6"><text:span text:style-name="T2"><text:tab/><text:tab/></text:span><text:span text:style-name="T1">for</text:span><text:span text:style-name="T2"> (</text:span><text:span text:style-name="T1">int</text:span><text:span text:style-name="T2"> </text:span><text:span text:style-name="T12">i</text:span><text:span text:style-name="T2"> = 0; </text:span><text:span text:style-name="T12">i</text:span><text:span text:style-name="T2"> &lt; </text:span><text:span text:style-name="T12">file</text:span><text:span text:style-name="T2">.</text:span><text:span text:style-name="T9">length</text:span><text:span text:style-name="T2">; </text:span><text:span text:style-name="T12">i</text:span><text:span text:style-name="T2">++) {</text:span></text:p>
      <text:p text:style-name="P6"><text:span text:style-name="T2"><text:tab/><text:tab/><text:tab/>System.</text:span><text:span text:style-name="T10">out</text:span><text:span text:style-name="T2">.println(</text:span><text:span text:style-name="T12">file</text:span><text:span text:style-name="T2">[</text:span><text:span text:style-name="T12">i</text:span><text:span text:style-name="T2">]);</text:span></text:p>
      <text:p text:style-name="P6"><text:span text:style-name="T2"><text:tab/><text:tab/>}</text:span></text:p>
      <text:p text:style-name="P6"><text:span text:style-name="T2"><text:tab/><text:tab/>System.</text:span><text:span text:style-name="T10">out</text:span><text:span text:style-name="T2">.println(</text:span><text:span text:style-name="T19">"=========================================="</text:span><text:span text:style-name="T2">);</text:span></text:p>
      <text:p text:style-name="P7"/>
      <text:p text:style-name="P6"><text:span text:style-name="T2"><text:tab/>}</text:span></text:p>
      <text:p text:style-name="P6"><text:span text:style-name="T2"><text:tab/></text:span></text:p>
      <text:p text:style-name="P6"><text:span text:style-name="T2"><text:tab/></text:span><text:span text:style-name="T1">public</text:span><text:span text:style-name="T2"> </text:span><text:span text:style-name="T1">void</text:span><text:span text:style-name="T2"> writeInFile() </text:span><text:span text:style-name="T1">throws</text:span><text:span text:style-name="T2"> IOException {</text:span></text:p>
      <text:p text:style-name="P6"><text:span text:style-name="T2"><text:tab/><text:tab/>System.</text:span><text:span text:style-name="T10">out</text:span><text:span text:style-name="T2">.println(</text:span><text:span text:style-name="T19">"Please write in File"</text:span><text:span text:style-name="T2">);</text:span></text:p>
      <text:p text:style-name="P6"><text:span text:style-name="T2"><text:tab/><text:tab/>FileWriter </text:span><text:span text:style-name="T12">fw</text:span><text:span text:style-name="T2"> = </text:span><text:span text:style-name="T1">new</text:span><text:span text:style-name="T2"> FileWriter(</text:span><text:span text:style-name="T19">"dac.txt"</text:span><text:span text:style-name="T2">);</text:span></text:p>
      <text:p text:style-name="P6"><text:span text:style-name="T2"><text:tab/><text:tab/></text:span></text:p>
      <text:p text:style-name="P6"><text:span text:style-name="T2"><text:tab/><text:tab/>InputStreamReader </text:span><text:span text:style-name="T12">in</text:span><text:span text:style-name="T2"> = </text:span><text:span text:style-name="T1">new</text:span><text:span text:style-name="T2"> InputStreamReader(System.</text:span><text:span text:style-name="T10">in</text:span><text:span text:style-name="T2">);</text:span></text:p>
      <text:p text:style-name="P6"><text:span text:style-name="T2"><text:tab/><text:tab/>BufferedReader </text:span><text:span text:style-name="T12">br</text:span><text:span text:style-name="T2"> = </text:span><text:span text:style-name="T1">new</text:span><text:span text:style-name="T2"> BufferedReader(</text:span><text:span text:style-name="T12">in</text:span><text:span text:style-name="T2">);</text:span></text:p>
      <text:p text:style-name="P6"><text:soft-page-break/><text:span text:style-name="T2"><text:tab/><text:tab/></text:span></text:p>
      <text:p text:style-name="P6"><text:span text:style-name="T2"><text:tab/><text:tab/>String </text:span><text:span text:style-name="T12">str</text:span><text:span text:style-name="T2">;</text:span></text:p>
      <text:p text:style-name="P6"><text:span text:style-name="T2"><text:tab/><text:tab/></text:span><text:span text:style-name="T1">while</text:span><text:span text:style-name="T2">(!(</text:span><text:span text:style-name="T12">str</text:span><text:span text:style-name="T2"> = </text:span><text:span text:style-name="T12">br</text:span><text:span text:style-name="T2">.readLine()).equals(</text:span><text:span text:style-name="T19">"exit"</text:span><text:span text:style-name="T2">))</text:span></text:p>
      <text:p text:style-name="P6"><text:span text:style-name="T2"><text:tab/><text:tab/>{</text:span></text:p>
      <text:p text:style-name="P6"><text:span text:style-name="T2"><text:tab/><text:tab/><text:tab/></text:span><text:span text:style-name="T12">fw</text:span><text:span text:style-name="T2">.write(</text:span><text:span text:style-name="T12">str</text:span><text:span text:style-name="T2">+</text:span><text:span text:style-name="T19">"\n"</text:span><text:span text:style-name="T2">);</text:span></text:p>
      <text:p text:style-name="P6"><text:span text:style-name="T2"><text:tab/><text:tab/>}</text:span></text:p>
      <text:p text:style-name="P6"><text:span text:style-name="T2"><text:tab/><text:tab/><text:tab/><text:tab/></text:span></text:p>
      <text:p text:style-name="P6"><text:span text:style-name="T2"><text:tab/><text:tab/></text:span><text:span text:style-name="T12">fw</text:span><text:span text:style-name="T2">.close();<text:tab/><text:tab/></text:span></text:p>
      <text:p text:style-name="P6"><text:span text:style-name="T2"><text:tab/><text:tab/>System.</text:span><text:span text:style-name="T10">out</text:span><text:span text:style-name="T2">.println(</text:span><text:span text:style-name="T19">"file write is over"</text:span><text:span text:style-name="T2">);</text:span></text:p>
      <text:p text:style-name="P6"><text:span text:style-name="T2"><text:tab/>} <text:s text:c="2"/></text:span></text:p>
      <text:p text:style-name="P6"><text:span text:style-name="T2"><text:tab/></text:span><text:span text:style-name="T1">public</text:span><text:span text:style-name="T2"> </text:span><text:span text:style-name="T1">void</text:span><text:span text:style-name="T2"> ReadFromFile() </text:span><text:span text:style-name="T1">throws</text:span><text:span text:style-name="T2"> IOException {</text:span></text:p>
      <text:p text:style-name="P6"><text:span text:style-name="T2"><text:tab/><text:tab/>FileReader </text:span><text:span text:style-name="T12">f1</text:span><text:span text:style-name="T2"> = </text:span><text:span text:style-name="T1">null</text:span><text:span text:style-name="T2">;</text:span></text:p>
      <text:p text:style-name="P6"><text:span text:style-name="T2"><text:tab/><text:tab/></text:span><text:span text:style-name="T1">try</text:span><text:span text:style-name="T2"> {</text:span></text:p>
      <text:p text:style-name="P6"><text:span text:style-name="T2"><text:tab/><text:tab/><text:tab/></text:span><text:span text:style-name="T12">f1</text:span><text:span text:style-name="T2"> = </text:span><text:span text:style-name="T1">new</text:span><text:span text:style-name="T2"> FileReader(</text:span><text:span text:style-name="T19">"dac.txt"</text:span><text:span text:style-name="T2">);</text:span></text:p>
      <text:p text:style-name="P6"><text:span text:style-name="T2"><text:tab/><text:tab/>} </text:span><text:span text:style-name="T1">catch</text:span><text:span text:style-name="T2"> (FileNotFoundException </text:span><text:span text:style-name="T12">e</text:span><text:span text:style-name="T2">) {</text:span></text:p>
      <text:p text:style-name="P6"><text:span text:style-name="T2"><text:tab/><text:tab/><text:tab/></text:span><text:span text:style-name="T16">// </text:span><text:span text:style-name="T18">TODO</text:span><text:span text:style-name="T16"> Auto-generated catch block</text:span></text:p>
      <text:p text:style-name="P6"><text:span text:style-name="T2"><text:tab/><text:tab/><text:tab/></text:span><text:span text:style-name="T12">e</text:span><text:span text:style-name="T2">.printStackTrace();</text:span></text:p>
      <text:p text:style-name="P6"><text:span text:style-name="T2"><text:tab/><text:tab/>}</text:span></text:p>
      <text:p text:style-name="P6"><text:span text:style-name="T2"><text:tab/><text:tab/>BufferedReader </text:span><text:span text:style-name="T12">br1</text:span><text:span text:style-name="T2"> = </text:span><text:span text:style-name="T1">new</text:span><text:span text:style-name="T2"> BufferedReader(</text:span><text:span text:style-name="T12">f1</text:span><text:span text:style-name="T2">);</text:span></text:p>
      <text:p text:style-name="P6"><text:span text:style-name="T2"><text:tab/> <text:s text:c="3"/></text:span></text:p>
      <text:p text:style-name="P6"><text:span text:style-name="T2"><text:tab/> <text:s text:c="3"/>String </text:span><text:span text:style-name="T12">str1</text:span><text:span text:style-name="T2">;</text:span></text:p>
      <text:p text:style-name="P6"><text:span text:style-name="T2"><text:tab/><text:tab/></text:span><text:span text:style-name="T1">while</text:span><text:span text:style-name="T2">((</text:span><text:span text:style-name="T12">str1</text:span><text:span text:style-name="T2"> = </text:span><text:span text:style-name="T12">br1</text:span><text:span text:style-name="T2">.readLine())!=</text:span><text:span text:style-name="T1">null</text:span><text:span text:style-name="T2">)</text:span></text:p>
      <text:p text:style-name="P6"><text:span text:style-name="T2"><text:tab/> <text:s text:c="3"/>{</text:span></text:p>
      <text:p text:style-name="P6"><text:span text:style-name="T2"><text:tab/> <text:s text:c="3"/><text:tab/>System.</text:span><text:span text:style-name="T10">out</text:span><text:span text:style-name="T2">.println(</text:span><text:span text:style-name="T12">str1</text:span><text:span text:style-name="T2">);<text:tab/></text:span></text:p>
      <text:p text:style-name="P6"><text:span text:style-name="T2"><text:tab/> <text:s text:c="3"/>}</text:span></text:p>
      <text:p text:style-name="P6"><text:span text:style-name="T2"><text:tab/> <text:s text:c="3"/></text:span></text:p>
      <text:p text:style-name="P6"><text:span text:style-name="T2"><text:tab/>}</text:span></text:p>
      <text:p text:style-name="P6"><text:span text:style-name="T2"><text:tab/></text:span></text:p>
      <text:p text:style-name="P6"><text:span text:style-name="T2"><text:tab/></text:span><text:span text:style-name="T1">public</text:span><text:span text:style-name="T2"> </text:span><text:span text:style-name="T1">void</text:span><text:span text:style-name="T2"> WriteObjectInFile() </text:span><text:span text:style-name="T1">throws</text:span><text:span text:style-name="T2"> IOException {</text:span></text:p>
      <text:p text:style-name="P6"><text:span text:style-name="T2"><text:tab/><text:tab/> Person </text:span><text:span text:style-name="T12">P1</text:span><text:span text:style-name="T2">=</text:span><text:span text:style-name="T1">new</text:span><text:span text:style-name="T2"> Person(1,</text:span><text:span text:style-name="T19">"arun"</text:span><text:span text:style-name="T2">,10000);</text:span></text:p>
      <text:p text:style-name="P6"><text:span text:style-name="T2"><text:tab/><text:tab/> Person </text:span><text:span text:style-name="T12">P2</text:span><text:span text:style-name="T2">=</text:span><text:span text:style-name="T1">new</text:span><text:span text:style-name="T2"> Person(2,</text:span><text:span text:style-name="T19">"manish"</text:span><text:span text:style-name="T2">,1000);</text:span></text:p>
      <text:p text:style-name="P6"><text:span text:style-name="T2"><text:tab/><text:tab/> Person </text:span><text:span text:style-name="T12">P3</text:span><text:span text:style-name="T2">=</text:span><text:span text:style-name="T1">new</text:span><text:span text:style-name="T2"> Person(3,</text:span><text:span text:style-name="T19">"Anand"</text:span><text:span text:style-name="T2">,100000);</text:span></text:p>
      <text:p text:style-name="P6"><text:span text:style-name="T2"><text:s text:c="2"/></text:span></text:p>
      <text:p text:style-name="P6"><text:span text:style-name="T2"><text:s text:c="5"/>FileOutputStream </text:span><text:span text:style-name="T12">f1</text:span><text:span text:style-name="T2"> = </text:span><text:span text:style-name="T1">new</text:span><text:span text:style-name="T2"> FileOutputStream(</text:span><text:span text:style-name="T19">"dac2.txt"</text:span><text:span text:style-name="T2">);</text:span></text:p>
      <text:p text:style-name="P6"><text:span text:style-name="T2"><text:tab/> ObjectOutputStream </text:span><text:span text:style-name="T12">oo</text:span><text:span text:style-name="T2"> = </text:span><text:span text:style-name="T1">new</text:span><text:span text:style-name="T2"> ObjectOutputStream(</text:span><text:span text:style-name="T12">f1</text:span><text:span text:style-name="T2">);<text:tab/> </text:span></text:p>
      <text:p text:style-name="P6"><text:span text:style-name="T2"><text:tab/> </text:span></text:p>
      <text:p text:style-name="P6"><text:span text:style-name="T2"><text:tab/> </text:span><text:span text:style-name="T12">oo</text:span><text:span text:style-name="T2">.writeObject(</text:span><text:span text:style-name="T12">P1</text:span><text:span text:style-name="T2">);</text:span></text:p>
      <text:p text:style-name="P6"><text:span text:style-name="T2"><text:tab/> </text:span><text:span text:style-name="T12">oo</text:span><text:span text:style-name="T2">.writeObject(</text:span><text:span text:style-name="T12">P2</text:span><text:span text:style-name="T2">);</text:span></text:p>
      <text:p text:style-name="P6"><text:span text:style-name="T2"><text:tab/> </text:span><text:span text:style-name="T12">oo</text:span><text:span text:style-name="T2">.writeObject(</text:span><text:span text:style-name="T12">P3</text:span><text:span text:style-name="T2">);</text:span></text:p>
      <text:p text:style-name="P6"><text:span text:style-name="T2"><text:tab/> System.</text:span><text:span text:style-name="T10">out</text:span><text:span text:style-name="T2">.println(</text:span><text:span text:style-name="T19">"object write is over"</text:span><text:span text:style-name="T2">);</text:span></text:p>
      <text:p text:style-name="P6"><text:span text:style-name="T2"><text:tab/></text:span></text:p>
      <text:p text:style-name="P6"><text:span text:style-name="T2"><text:tab/></text:span><text:span text:style-name="T12">oo</text:span><text:span text:style-name="T2">.close();</text:span></text:p>
      <text:p text:style-name="P6"><text:span text:style-name="T2"><text:tab/></text:span><text:span text:style-name="T12">f1</text:span><text:span text:style-name="T2">.close();<text:tab/></text:span></text:p>
      <text:p text:style-name="P6"><text:span text:style-name="T2"><text:tab/>}</text:span></text:p>
      <text:p text:style-name="P6"><text:span text:style-name="T2"><text:tab/></text:span></text:p>
      <text:p text:style-name="P6"><text:span text:style-name="T2"><text:tab/></text:span><text:span text:style-name="T1">public</text:span><text:span text:style-name="T2"> </text:span><text:span text:style-name="T1">void</text:span><text:span text:style-name="T2"> ReadObjectFromFile() </text:span><text:span text:style-name="T1">throws</text:span><text:span text:style-name="T2"> IOException, ClassNotFoundException {</text:span></text:p>
      <text:p text:style-name="P7"/>
      <text:p text:style-name="P6"><text:span text:style-name="T2"><text:tab/><text:tab/> FileInputStream </text:span><text:span text:style-name="T12">f2</text:span><text:span text:style-name="T2"> = </text:span><text:span text:style-name="T1">new</text:span><text:span text:style-name="T2"> FileInputStream(</text:span><text:span text:style-name="T19">"dac2.txt"</text:span><text:span text:style-name="T2">);</text:span></text:p>
      <text:p text:style-name="P6"><text:span text:style-name="T2"><text:tab/><text:tab/> ObjectInputStream </text:span><text:span text:style-name="T12">oi</text:span><text:span text:style-name="T2"> = </text:span><text:span text:style-name="T1">new</text:span><text:span text:style-name="T2"> ObjectInputStream(</text:span><text:span text:style-name="T12">f2</text:span><text:span text:style-name="T2">);</text:span></text:p>
      <text:p text:style-name="P6"><text:span text:style-name="T2"><text:tab/><text:tab/> Person </text:span><text:span text:style-name="T12">obj</text:span><text:span text:style-name="T2">;</text:span></text:p>
      <text:p text:style-name="P6"><text:span text:style-name="T2"><text:tab/><text:tab/> </text:span></text:p>
      <text:p text:style-name="P6"><text:span text:style-name="T2"><text:tab/><text:tab/><text:tab/> </text:span><text:span text:style-name="T1">try</text:span></text:p>
      <text:p text:style-name="P6"><text:span text:style-name="T2"><text:tab/><text:tab/><text:tab/> {</text:span></text:p>
      <text:p text:style-name="P6"><text:span text:style-name="T2"><text:tab/><text:tab/> </text:span></text:p>
      <text:p text:style-name="P6"><text:span text:style-name="T2"><text:tab/><text:tab/> </text:span><text:span text:style-name="T1">while</text:span><text:span text:style-name="T2">((</text:span><text:span text:style-name="T12">obj</text:span><text:span text:style-name="T2"> = (Person)</text:span><text:span text:style-name="T12">oi</text:span><text:span text:style-name="T2">.readObject())!=</text:span><text:span text:style-name="T1">null</text:span><text:span text:style-name="T2">)</text:span></text:p>
      <text:p text:style-name="P6"><text:span text:style-name="T2"><text:tab/><text:tab/> {</text:span></text:p>
      <text:p text:style-name="P6"><text:span text:style-name="T2"><text:tab/><text:tab/><text:tab/> System.</text:span><text:span text:style-name="T10">out</text:span><text:span text:style-name="T2">.println(</text:span><text:span text:style-name="T12">obj</text:span><text:span text:style-name="T2">);</text:span></text:p>
      <text:p text:style-name="P6"><text:span text:style-name="T2"><text:tab/><text:tab/> }</text:span></text:p>
      <text:p text:style-name="P6"><text:span text:style-name="T2"><text:tab/><text:tab/><text:tab/> }</text:span><text:span text:style-name="T1">catch</text:span><text:span text:style-name="T2">(EOFException </text:span><text:span text:style-name="T12">e</text:span><text:span text:style-name="T2">)</text:span></text:p>
      <text:p text:style-name="P6"><text:span text:style-name="T2"><text:tab/><text:tab/><text:tab/> {</text:span></text:p>
      <text:p text:style-name="P6"><text:span text:style-name="T2"><text:tab/><text:tab/><text:tab/><text:tab/> System.</text:span><text:span text:style-name="T10">out</text:span><text:span text:style-name="T2">.println(</text:span><text:span text:style-name="T19">"reached eof"</text:span><text:span text:style-name="T2">);</text:span></text:p>
      <text:p text:style-name="P6"><text:soft-page-break/><text:span text:style-name="T2"><text:tab/><text:tab/><text:tab/> }</text:span></text:p>
      <text:p text:style-name="P6"><text:span text:style-name="T2"><text:tab/><text:tab/></text:span></text:p>
      <text:p text:style-name="P6"><text:span text:style-name="T2"><text:tab/>}</text:span></text:p>
      <text:p text:style-name="P6"><text:span text:style-name="T2">}</text:span></text:p>
      <text:p text:style-name="P6"><text:span text:style-name="T1">public</text:span><text:span text:style-name="T2"> </text:span><text:span text:style-name="T1">class</text:span><text:span text:style-name="T2"> EXAMFileHandling {</text:span></text:p>
      <text:p text:style-name="P6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12">args</text:span><text:span text:style-name="T2">) </text:span><text:span text:style-name="T1">throws</text:span><text:span text:style-name="T2"> IOException, ClassNotFoundException {</text:span></text:p>
      <text:p text:style-name="P6"><text:span text:style-name="T2"><text:tab/><text:tab/>CommonFileOperation </text:span><text:span text:style-name="T12">qf</text:span><text:span text:style-name="T2">=</text:span><text:span text:style-name="T1">new</text:span><text:span text:style-name="T2"> CommonFileOperation();</text:span></text:p>
      <text:p text:style-name="P6"><text:span text:style-name="T2"><text:tab/><text:tab/></text:span><text:span text:style-name="T12">qf</text:span><text:span text:style-name="T2">.writeInFile();</text:span></text:p>
      <text:p text:style-name="P6"><text:span text:style-name="T2"><text:tab/><text:tab/></text:span><text:span text:style-name="T12">qf</text:span><text:span text:style-name="T2">.ReadFromFile();</text:span></text:p>
      <text:p text:style-name="P6"><text:span text:style-name="T2"><text:tab/><text:tab/></text:span><text:span text:style-name="T12">qf</text:span><text:span text:style-name="T2">.WriteObjectInFile();</text:span></text:p>
      <text:p text:style-name="P6"><text:span text:style-name="T2"><text:tab/><text:tab/></text:span><text:span text:style-name="T12">qf</text:span><text:span text:style-name="T2">.ReadObjectFromFile();</text:span></text:p>
      <text:p text:style-name="P6"><text:span text:style-name="T2"><text:tab/><text:tab/></text:span></text:p>
      <text:p text:style-name="P6"><text:span text:style-name="T2"><text:tab/>}</text:span></text:p>
      <text:p text:style-name="P6"><text:span text:style-name="T2">}</text:span></text:p>
      <text:p text:style-name="P7"/>
      <text:p text:style-name="P7"/>
      <text:p text:style-name="P1"/>
      <text:p text:style-name="P1"/>
      <text:p text:style-name="P2">2. <text:s/>JDBC</text:p>
      <text:p text:style-name="P1"/>
      <text:p text:style-name="P1"/>
      <text:p text:style-name="P1"/>
      <text:p text:style-name="P6"><text:span text:style-name="T1">import</text:span><text:span text:style-name="T2"> java.sql.Connection;</text:span></text:p>
      <text:p text:style-name="P6"><text:span text:style-name="T1">import</text:span><text:span text:style-name="T2"> java.sql.DriverManager;</text:span></text:p>
      <text:p text:style-name="P6"><text:span text:style-name="T1">import</text:span><text:span text:style-name="T2"> java.sql.PreparedStatement;</text:span></text:p>
      <text:p text:style-name="P6"><text:span text:style-name="T1">import</text:span><text:span text:style-name="T2"> java.sql.ResultSet;</text:span></text:p>
      <text:p text:style-name="P6"><text:span text:style-name="T1">import</text:span><text:span text:style-name="T2"> java.sql.SQLException;</text:span></text:p>
      <text:p text:style-name="P6"><text:span text:style-name="T1">import</text:span><text:span text:style-name="T2"> java.sql.Statement;</text:span></text:p>
      <text:p text:style-name="P6"><text:span text:style-name="T1">import</text:span><text:span text:style-name="T2"> java.util.Scanner;</text:span></text:p>
      <text:p text:style-name="P7"/>
      <text:p text:style-name="P6"><text:span text:style-name="T1">class</text:span><text:span text:style-name="T2"> JDBC_Statement{<text:tab/></text:span></text:p>
      <text:p text:style-name="P6"><text:span text:style-name="T2"><text:tab/></text:span><text:span text:style-name="T1">private</text:span><text:span text:style-name="T2"> Statement </text:span><text:span text:style-name="T9">smt</text:span><text:span text:style-name="T2">;</text:span></text:p>
      <text:p text:style-name="P6"><text:span text:style-name="T2"><text:tab/></text:span><text:span text:style-name="T1">private</text:span><text:span text:style-name="T2"> Connection </text:span><text:span text:style-name="T9">con</text:span><text:span text:style-name="T2">;</text:span></text:p>
      <text:p text:style-name="P6"><text:span text:style-name="T2"><text:tab/></text:span><text:span text:style-name="T1">public</text:span><text:span text:style-name="T2"> </text:span><text:span text:style-name="T1">void</text:span><text:span text:style-name="T2"> MakeConnection() </text:span><text:span text:style-name="T1">throws</text:span><text:span text:style-name="T2"> ClassNotFoundException, SQLException {</text:span></text:p>
      <text:p text:style-name="P6"><text:span text:style-name="T2"><text:s text:c="4"/>Class.</text:span><text:span text:style-name="T5">forName</text:span><text:span text:style-name="T2">(</text:span><text:span text:style-name="T19">"com.mysql.jdbc.Driver"</text:span><text:span text:style-name="T2">);<text:tab/><text:tab/></text:span></text:p>
      <text:p text:style-name="P6"><text:span text:style-name="T2"><text:s text:c="4"/></text:span><text:span text:style-name="T9">con</text:span><text:span text:style-name="T2">=DriverManager.</text:span><text:span text:style-name="T5">getConnection</text:span><text:span text:style-name="T2">(</text:span><text:span text:style-name="T19">"jdbc:mysql://localhost:3306/mydb?characterEncoding=latin1"</text:span><text:span text:style-name="T2">,</text:span><text:span text:style-name="T19">"root"</text:span><text:span text:style-name="T2">,</text:span><text:span text:style-name="T19">"arundb"</text:span><text:span text:style-name="T2">);</text:span></text:p>
      <text:p text:style-name="P6"><text:span text:style-name="T2"><text:tab/>System.</text:span><text:span text:style-name="T10">out</text:span><text:span text:style-name="T2">.println(</text:span><text:span text:style-name="T19">"connected to data base for simple statement"</text:span><text:span text:style-name="T2">);</text:span></text:p>
      <text:p text:style-name="P6"><text:span text:style-name="T2"><text:tab/><text:tab/></text:span><text:span text:style-name="T1">this</text:span><text:span text:style-name="T2">.</text:span><text:span text:style-name="T9">smt</text:span><text:span text:style-name="T2"> = </text:span><text:span text:style-name="T9">con</text:span><text:span text:style-name="T2">.createStatement();<text:tab/><text:tab/></text:span></text:p>
      <text:p text:style-name="P6"><text:span text:style-name="T2"><text:tab/>}</text:span></text:p>
      <text:p text:style-name="P6"><text:span text:style-name="T2"><text:tab/></text:span><text:span text:style-name="T1">public</text:span><text:span text:style-name="T2"> </text:span><text:span text:style-name="T1">void</text:span><text:span text:style-name="T2"> select() </text:span><text:span text:style-name="T1">throws</text:span><text:span text:style-name="T2"> SQLException <text:s/>{</text:span></text:p>
      <text:p text:style-name="P6"><text:span text:style-name="T2"><text:tab/><text:tab/>String </text:span><text:span text:style-name="T12">q1</text:span><text:span text:style-name="T2"> = </text:span><text:span text:style-name="T19">"select * from EMPLOYEES"</text:span><text:span text:style-name="T2">;<text:tab/><text:tab/><text:tab/></text:span></text:p>
      <text:p text:style-name="P6"><text:span text:style-name="T2"><text:tab/><text:tab/>ResultSet </text:span><text:span text:style-name="T12">rs</text:span><text:span text:style-name="T2"> = </text:span><text:span text:style-name="T9">smt</text:span><text:span text:style-name="T2">.executeQuery(</text:span><text:span text:style-name="T12">q1</text:span><text:span text:style-name="T2">);<text:tab/><text:tab/></text:span></text:p>
      <text:p text:style-name="P6"><text:span text:style-name="T2"><text:tab/><text:tab/></text:span></text:p>
      <text:p text:style-name="P6"><text:span text:style-name="T2"><text:tab/><text:tab/></text:span><text:span text:style-name="T1">while</text:span><text:span text:style-name="T2">(</text:span><text:span text:style-name="T12">rs</text:span><text:span text:style-name="T2">.next())</text:span></text:p>
      <text:p text:style-name="P6"><text:span text:style-name="T2"><text:tab/><text:tab/>{</text:span></text:p>
      <text:p text:style-name="P6"><text:span text:style-name="T2"><text:tab/><text:tab/><text:tab/>System.</text:span><text:span text:style-name="T10">out</text:span><text:span text:style-name="T2">.println(</text:span><text:span text:style-name="T12">rs</text:span><text:span text:style-name="T2">.getInt(1) +</text:span><text:span text:style-name="T19">" <text:s/>"</text:span><text:span text:style-name="T2">+ </text:span><text:span text:style-name="T12">rs</text:span><text:span text:style-name="T2">.getString(2) +</text:span><text:span text:style-name="T19">" <text:s/>"</text:span><text:span text:style-name="T2">+ </text:span><text:span text:style-name="T12">rs</text:span><text:span text:style-name="T2">.getString(3));</text:span></text:p>
      <text:p text:style-name="P6"><text:span text:style-name="T2"><text:tab/><text:tab/>}</text:span></text:p>
      <text:p text:style-name="P6"><text:span text:style-name="T2"><text:tab/>}</text:span></text:p>
      <text:p text:style-name="P6"><text:span text:style-name="T2"><text:tab/></text:span><text:span text:style-name="T1">public</text:span><text:span text:style-name="T2"> </text:span><text:span text:style-name="T1">void</text:span><text:span text:style-name="T2"> update() </text:span><text:span text:style-name="T1">throws</text:span><text:span text:style-name="T2"> SQLException {</text:span></text:p>
      <text:p text:style-name="P6"><text:span text:style-name="T2"><text:tab/><text:tab/><text:tab/>String </text:span><text:span text:style-name="T12">q2</text:span><text:span text:style-name="T2"> = </text:span><text:span text:style-name="T19">"update EMPLOYEES set <text:s/>FIRST_NAME = 'aa' where EMPLOYEE_ID = 3"</text:span><text:span text:style-name="T2">;<text:tab/></text:span></text:p>
      <text:p text:style-name="P6"><text:span text:style-name="T2"><text:tab/><text:tab/></text:span><text:span text:style-name="T16">//String q2 = "delete from EMPLOYEES where EMPLOYEE_ID = 3";<text:tab/></text:span></text:p>
      <text:p text:style-name="P6"><text:span text:style-name="T2"><text:tab/><text:tab/></text:span></text:p>
      <text:p text:style-name="P6"><text:span text:style-name="T2"><text:tab/> <text:s text:c="6"/></text:span><text:span text:style-name="T1">int</text:span><text:span text:style-name="T2"> </text:span><text:span text:style-name="T12">no</text:span><text:span text:style-name="T2">= <text:s text:c="2"/></text:span><text:span text:style-name="T9">smt</text:span><text:span text:style-name="T2">.executeUpdate(</text:span><text:span text:style-name="T12">q2</text:span><text:span text:style-name="T2">);<text:tab/> <text:s text:c="11"/></text:span></text:p>
      <text:p text:style-name="P6"><text:span text:style-name="T2"><text:tab/> <text:s text:c="7"/>System.</text:span><text:span text:style-name="T10">out</text:span><text:span text:style-name="T2">.println(</text:span><text:span text:style-name="T19">"updatated rows "</text:span><text:span text:style-name="T2">+</text:span><text:span text:style-name="T12">no</text:span><text:span text:style-name="T2">);</text:span></text:p>
      <text:p text:style-name="P6"><text:span text:style-name="T2"><text:tab/> <text:s text:c="22"/></text:span></text:p>
      <text:p text:style-name="P6"><text:span text:style-name="T2"><text:tab/> <text:s text:c="11"/></text:span></text:p>
      <text:p text:style-name="P6"><text:span text:style-name="T2"><text:tab/>}</text:span></text:p>
      <text:p text:style-name="P6"><text:soft-page-break/><text:span text:style-name="T2"><text:tab/></text:span><text:span text:style-name="T1">public</text:span><text:span text:style-name="T2"> </text:span><text:span text:style-name="T1">void</text:span><text:span text:style-name="T2"> closeDb() </text:span><text:span text:style-name="T1">throws</text:span><text:span text:style-name="T2"> SQLException {</text:span></text:p>
      <text:p text:style-name="P6"><text:span text:style-name="T2"><text:tab/><text:tab/></text:span><text:span text:style-name="T9">con</text:span><text:span text:style-name="T2">.close();</text:span></text:p>
      <text:p text:style-name="P6"><text:span text:style-name="T2"><text:tab/>}</text:span></text:p>
      <text:p text:style-name="P6"><text:span text:style-name="T2">}</text:span></text:p>
      <text:p text:style-name="P7"/>
      <text:p text:style-name="P7"/>
      <text:p text:style-name="P7"/>
      <text:p text:style-name="P7"/>
      <text:p text:style-name="P7"/>
      <text:p text:style-name="P6"><text:span text:style-name="T1">class</text:span><text:span text:style-name="T2"> JDBC_PreparedStatement{<text:tab/></text:span></text:p>
      <text:p text:style-name="P6"><text:span text:style-name="T2"><text:tab/> </text:span><text:span text:style-name="T1">private</text:span><text:span text:style-name="T2"> Connection </text:span><text:span text:style-name="T9">con</text:span><text:span text:style-name="T2">;</text:span></text:p>
      <text:p text:style-name="P6"><text:span text:style-name="T2"><text:tab/></text:span><text:span text:style-name="T1">public</text:span><text:span text:style-name="T2"> </text:span><text:span text:style-name="T1">void</text:span><text:span text:style-name="T2"> MakeConnection() </text:span><text:span text:style-name="T1">throws</text:span><text:span text:style-name="T2"> ClassNotFoundException, SQLException {</text:span></text:p>
      <text:p text:style-name="P6"><text:span text:style-name="T2"><text:tab/><text:tab/>Class.</text:span><text:span text:style-name="T5">forName</text:span><text:span text:style-name="T2">(</text:span><text:span text:style-name="T19">"com.mysql.jdbc.Driver"</text:span><text:span text:style-name="T2">);<text:tab/><text:tab/></text:span></text:p>
      <text:p text:style-name="P6"><text:span text:style-name="T2"><text:tab/> <text:s text:c="3"/></text:span><text:span text:style-name="T9">con</text:span><text:span text:style-name="T2">=DriverManager.</text:span><text:span text:style-name="T5">getConnection</text:span><text:span text:style-name="T2">(</text:span><text:span text:style-name="T19">"jdbc:mysql://localhost:3306/mydb?characterEncoding=latin1"</text:span><text:span text:style-name="T2">,</text:span><text:span text:style-name="T19">"root"</text:span><text:span text:style-name="T2">,</text:span><text:span text:style-name="T19">"arundb"</text:span><text:span text:style-name="T2">);</text:span></text:p>
      <text:p text:style-name="P6"><text:span text:style-name="T2"><text:tab/><text:tab/>System.</text:span><text:span text:style-name="T10">out</text:span><text:span text:style-name="T2">.println(</text:span><text:span text:style-name="T19">"connected to data base for PREPARED statement"</text:span><text:span text:style-name="T2">);</text:span></text:p>
      <text:p text:style-name="P6"><text:span text:style-name="T2"><text:tab/><text:tab/><text:tab/></text:span></text:p>
      <text:p text:style-name="P6"><text:span text:style-name="T2"><text:tab/>}</text:span></text:p>
      <text:p text:style-name="P6"><text:span text:style-name="T2"><text:tab/></text:span><text:span text:style-name="T1">public</text:span><text:span text:style-name="T2"> </text:span><text:span text:style-name="T1">void</text:span><text:span text:style-name="T2"> select() </text:span><text:span text:style-name="T1">throws</text:span><text:span text:style-name="T2"> SQLException {</text:span></text:p>
      <text:p text:style-name="P6"><text:span text:style-name="T2"><text:tab/><text:tab/>String </text:span><text:span text:style-name="T12">q1</text:span><text:span text:style-name="T2"> = </text:span><text:span text:style-name="T19">"select * from EMPLOYEES where EMPLOYEE_ID = ? "</text:span><text:span text:style-name="T2">;<text:tab/><text:tab/></text:span></text:p>
      <text:p text:style-name="P6"><text:span text:style-name="T2"><text:tab/><text:tab/>PreparedStatement </text:span><text:span text:style-name="T12">psmt</text:span><text:span text:style-name="T2"> = </text:span><text:span text:style-name="T9">con</text:span><text:span text:style-name="T2">.prepareStatement(</text:span><text:span text:style-name="T12">q1</text:span><text:span text:style-name="T2">);<text:tab/><text:tab/></text:span></text:p>
      <text:p text:style-name="P6"><text:span text:style-name="T2"><text:tab/><text:tab/>System.</text:span><text:span text:style-name="T10">out</text:span><text:span text:style-name="T2">.println(</text:span><text:span text:style-name="T19">"Please Enter the EMPLOYEE ID..."</text:span><text:span text:style-name="T2">);</text:span></text:p>
      <text:p text:style-name="P6"><text:span text:style-name="T2"><text:tab/><text:tab/>Scanner </text:span><text:span text:style-name="T15">sc1</text:span><text:span text:style-name="T2"> = </text:span><text:span text:style-name="T1">new</text:span><text:span text:style-name="T2"> Scanner(System.</text:span><text:span text:style-name="T10">in</text:span><text:span text:style-name="T2">);</text:span></text:p>
      <text:p text:style-name="P6"><text:span text:style-name="T2"><text:tab/><text:tab/></text:span><text:span text:style-name="T1">int</text:span><text:span text:style-name="T2"> </text:span><text:span text:style-name="T12">eno</text:span><text:span text:style-name="T2"> = </text:span><text:span text:style-name="T12">sc1</text:span><text:span text:style-name="T2">.nextInt();<text:tab/><text:tab/></text:span></text:p>
      <text:p text:style-name="P6"><text:span text:style-name="T2"><text:tab/><text:tab/> <text:s text:c="3"/></text:span><text:span text:style-name="T12">psmt</text:span><text:span text:style-name="T2">.setInt(1, </text:span><text:span text:style-name="T12">eno</text:span><text:span text:style-name="T2">);<text:tab/><text:tab/></text:span></text:p>
      <text:p text:style-name="P6"><text:span text:style-name="T2"><text:tab/><text:tab/> <text:s text:c="3"/>ResultSet </text:span><text:span text:style-name="T12">rs</text:span><text:span text:style-name="T2"> =</text:span><text:span text:style-name="T12">psmt</text:span><text:span text:style-name="T2">.executeQuery();<text:tab/><text:tab/></text:span></text:p>
      <text:p text:style-name="P6"><text:span text:style-name="T2"><text:tab/><text:tab/></text:span></text:p>
      <text:p text:style-name="P6"><text:span text:style-name="T2"><text:tab/><text:tab/></text:span><text:span text:style-name="T1">while</text:span><text:span text:style-name="T2">(</text:span><text:span text:style-name="T12">rs</text:span><text:span text:style-name="T2">.next())</text:span></text:p>
      <text:p text:style-name="P6"><text:span text:style-name="T2"><text:tab/><text:tab/>{</text:span></text:p>
      <text:p text:style-name="P6"><text:span text:style-name="T2"><text:tab/><text:tab/><text:tab/>System.</text:span><text:span text:style-name="T10">out</text:span><text:span text:style-name="T2">.println(</text:span><text:span text:style-name="T12">rs</text:span><text:span text:style-name="T2">.getInt(1) +</text:span><text:span text:style-name="T19">" <text:s/>"</text:span><text:span text:style-name="T2">+ </text:span><text:span text:style-name="T12">rs</text:span><text:span text:style-name="T2">.getString(2) +</text:span><text:span text:style-name="T19">" <text:s/>"</text:span><text:span text:style-name="T2">+ </text:span><text:span text:style-name="T12">rs</text:span><text:span text:style-name="T2">.getString(3));</text:span></text:p>
      <text:p text:style-name="P6"><text:span text:style-name="T2"><text:tab/><text:tab/>}</text:span></text:p>
      <text:p text:style-name="P7"/>
      <text:p text:style-name="P6"><text:span text:style-name="T2"><text:tab/>}</text:span></text:p>
      <text:p text:style-name="P6"><text:span text:style-name="T2"><text:tab/></text:span><text:span text:style-name="T1">public</text:span><text:span text:style-name="T2"> </text:span><text:span text:style-name="T1">void</text:span><text:span text:style-name="T2"> update() </text:span><text:span text:style-name="T1">throws</text:span><text:span text:style-name="T2"> SQLException {<text:tab/><text:tab/></text:span></text:p>
      <text:p text:style-name="P6"><text:span text:style-name="T2"><text:tab/><text:tab/><text:tab/><text:tab/></text:span></text:p>
      <text:p text:style-name="P6"><text:span text:style-name="T2"><text:tab/><text:tab/>String </text:span><text:span text:style-name="T12">q2</text:span><text:span text:style-name="T2"> = </text:span><text:span text:style-name="T19">"update EMPLOYEES set <text:s/>FIRST_NAME = ? where EMPLOYEE_ID = ?"</text:span><text:span text:style-name="T2">;<text:tab/></text:span></text:p>
      <text:p text:style-name="P6"><text:span text:style-name="T2"><text:tab/><text:tab/>PreparedStatement </text:span><text:span text:style-name="T12">psmt</text:span><text:span text:style-name="T2"> = </text:span><text:span text:style-name="T9">con</text:span><text:span text:style-name="T2">.prepareStatement(</text:span><text:span text:style-name="T12">q2</text:span><text:span text:style-name="T2">);</text:span></text:p>
      <text:p text:style-name="P6"><text:span text:style-name="T2"><text:tab/><text:tab/>Scanner </text:span><text:span text:style-name="T15">sc1</text:span><text:span text:style-name="T2"> = </text:span><text:span text:style-name="T1">new</text:span><text:span text:style-name="T2"> Scanner(System.</text:span><text:span text:style-name="T10">in</text:span><text:span text:style-name="T2">);</text:span></text:p>
      <text:p text:style-name="P6"><text:span text:style-name="T2"><text:tab/><text:tab/>System.</text:span><text:span text:style-name="T10">out</text:span><text:span text:style-name="T2">.println(</text:span><text:span text:style-name="T19">"Please enter EMPLOYEE First name to updated..."</text:span><text:span text:style-name="T2">);</text:span></text:p>
      <text:p text:style-name="P6"><text:span text:style-name="T2"><text:tab/><text:tab/>String </text:span><text:span text:style-name="T12">ename</text:span><text:span text:style-name="T2"> = </text:span><text:span text:style-name="T12">sc1</text:span><text:span text:style-name="T2">.nextLine();</text:span></text:p>
      <text:p text:style-name="P6"><text:span text:style-name="T2"><text:tab/><text:tab/>System.</text:span><text:span text:style-name="T10">out</text:span><text:span text:style-name="T2">.println(</text:span><text:span text:style-name="T19">"Please Enter the EMPLOYEE ID..."</text:span><text:span text:style-name="T2">);</text:span></text:p>
      <text:p text:style-name="P6"><text:span text:style-name="T2"><text:tab/><text:tab/></text:span></text:p>
      <text:p text:style-name="P6"><text:span text:style-name="T2"><text:tab/> <text:s text:c="4"/><text:tab/></text:span><text:span text:style-name="T1">int</text:span><text:span text:style-name="T2"> </text:span><text:span text:style-name="T12">eno</text:span><text:span text:style-name="T2"> = </text:span><text:span text:style-name="T12">sc1</text:span><text:span text:style-name="T2">.nextInt();<text:tab/><text:tab/><text:tab/></text:span></text:p>
      <text:p text:style-name="P6"><text:span text:style-name="T2"><text:tab/><text:tab/><text:tab/></text:span><text:span text:style-name="T12">psmt</text:span><text:span text:style-name="T2">.setString(1, </text:span><text:span text:style-name="T12">ename</text:span><text:span text:style-name="T2">);</text:span></text:p>
      <text:p text:style-name="P6"><text:span text:style-name="T2"><text:tab/><text:tab/> <text:s text:c="3"/></text:span><text:span text:style-name="T12">psmt</text:span><text:span text:style-name="T2">.setInt(2, </text:span><text:span text:style-name="T12">eno</text:span><text:span text:style-name="T2">);<text:tab/><text:tab/><text:tab/> <text:s text:c="2"/><text:tab/><text:tab/></text:span></text:p>
      <text:p text:style-name="P6"><text:span text:style-name="T2"><text:tab/> <text:s text:c="7"/></text:span><text:span text:style-name="T1">int</text:span><text:span text:style-name="T2"> </text:span><text:span text:style-name="T12">no</text:span><text:span text:style-name="T2">=</text:span><text:span text:style-name="T12">psmt</text:span><text:span text:style-name="T2">.executeUpdate();<text:tab/> <text:s text:c="11"/></text:span></text:p>
      <text:p text:style-name="P6"><text:span text:style-name="T2"><text:tab/> <text:s text:c="7"/>System.</text:span><text:span text:style-name="T10">out</text:span><text:span text:style-name="T2">.println(</text:span><text:span text:style-name="T12">no</text:span><text:span text:style-name="T2">+</text:span><text:span text:style-name="T19">" Row updatated Now "</text:span><text:span text:style-name="T2">);<text:tab/> <text:s text:c="11"/></text:span></text:p>
      <text:p text:style-name="P6"><text:span text:style-name="T2"><text:tab/> <text:s text:c="7"/><text:tab/> <text:s text:c="13"/></text:span></text:p>
      <text:p text:style-name="P6"><text:span text:style-name="T2"><text:tab/>}</text:span></text:p>
      <text:p text:style-name="P6"><text:span text:style-name="T2"><text:tab/></text:span><text:span text:style-name="T1">public</text:span><text:span text:style-name="T2"> </text:span><text:span text:style-name="T1">void</text:span><text:span text:style-name="T2"> closeDb() </text:span><text:span text:style-name="T1">throws</text:span><text:span text:style-name="T2"> SQLException {</text:span></text:p>
      <text:p text:style-name="P6"><text:span text:style-name="T2"><text:tab/><text:tab/></text:span><text:span text:style-name="T9">con</text:span><text:span text:style-name="T2">.close();</text:span></text:p>
      <text:p text:style-name="P6"><text:span text:style-name="T2"><text:tab/>}</text:span></text:p>
      <text:p text:style-name="P6"><text:span text:style-name="T2">}</text:span></text:p>
      <text:p text:style-name="P7"/>
      <text:p text:style-name="P7"/>
      <text:p text:style-name="P6"><text:span text:style-name="T1">public</text:span><text:span text:style-name="T2"> </text:span><text:span text:style-name="T1">class</text:span><text:span text:style-name="T2"> ExamJDBC {</text:span></text:p>
      <text:p text:style-name="P6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12">args</text:span><text:span text:style-name="T2">) </text:span><text:span text:style-name="T1">throws</text:span><text:span text:style-name="T2"> ClassNotFoundException, SQLException {</text:span></text:p>
      <text:p text:style-name="P6"><text:span text:style-name="T2"><text:tab/><text:tab/>JDBC_Statement </text:span><text:span text:style-name="T12">a</text:span><text:span text:style-name="T2">=</text:span><text:span text:style-name="T1">new</text:span><text:span text:style-name="T2"> JDBC_Statement();</text:span></text:p>
      <text:p text:style-name="P6"><text:soft-page-break/><text:span text:style-name="T2"><text:tab/><text:tab/></text:span><text:span text:style-name="T12">a</text:span><text:span text:style-name="T2">.MakeConnection();</text:span></text:p>
      <text:p text:style-name="P6"><text:span text:style-name="T2"><text:tab/><text:tab/>System.</text:span><text:span text:style-name="T10">out</text:span><text:span text:style-name="T2">.println(</text:span><text:span text:style-name="T19">"=================================================="</text:span><text:span text:style-name="T2">);</text:span></text:p>
      <text:p text:style-name="P6"><text:span text:style-name="T2"><text:tab/><text:tab/></text:span><text:span text:style-name="T12">a</text:span><text:span text:style-name="T2">.select();</text:span></text:p>
      <text:p text:style-name="P6"><text:span text:style-name="T2"><text:tab/><text:tab/>System.</text:span><text:span text:style-name="T10">out</text:span><text:span text:style-name="T2">.println(</text:span><text:span text:style-name="T19">"=================================================="</text:span><text:span text:style-name="T2">);</text:span></text:p>
      <text:p text:style-name="P6"><text:span text:style-name="T2"><text:tab/><text:tab/></text:span><text:span text:style-name="T12">a</text:span><text:span text:style-name="T2">.update();</text:span></text:p>
      <text:p text:style-name="P6"><text:span text:style-name="T2"><text:tab/><text:tab/>System.</text:span><text:span text:style-name="T10">out</text:span><text:span text:style-name="T2">.println(</text:span><text:span text:style-name="T19">"=================================================="</text:span><text:span text:style-name="T2">);</text:span></text:p>
      <text:p text:style-name="P6"><text:span text:style-name="T2"><text:tab/><text:tab/></text:span><text:span text:style-name="T12">a</text:span><text:span text:style-name="T2">.closeDb();<text:tab/><text:tab/></text:span></text:p>
      <text:p text:style-name="P6"><text:span text:style-name="T2"><text:tab/><text:tab/></text:span></text:p>
      <text:p text:style-name="P6"><text:span text:style-name="T2"><text:tab/><text:tab/>JDBC_PreparedStatement </text:span><text:span text:style-name="T12">a1</text:span><text:span text:style-name="T2">=</text:span><text:span text:style-name="T1">new</text:span><text:span text:style-name="T2"> JDBC_PreparedStatement();</text:span></text:p>
      <text:p text:style-name="P6"><text:span text:style-name="T2"><text:tab/><text:tab/></text:span><text:span text:style-name="T12">a1</text:span><text:span text:style-name="T2">.MakeConnection();</text:span></text:p>
      <text:p text:style-name="P6"><text:span text:style-name="T2"><text:tab/><text:tab/>System.</text:span><text:span text:style-name="T10">out</text:span><text:span text:style-name="T2">.println(</text:span><text:span text:style-name="T19">"=================================================="</text:span><text:span text:style-name="T2">);</text:span></text:p>
      <text:p text:style-name="P6"><text:span text:style-name="T2"><text:tab/><text:tab/></text:span><text:span text:style-name="T12">a1</text:span><text:span text:style-name="T2">.select();</text:span></text:p>
      <text:p text:style-name="P6"><text:span text:style-name="T2"><text:tab/><text:tab/>System.</text:span><text:span text:style-name="T10">out</text:span><text:span text:style-name="T2">.println(</text:span><text:span text:style-name="T19">"=================================================="</text:span><text:span text:style-name="T2">);</text:span></text:p>
      <text:p text:style-name="P6"><text:span text:style-name="T2"><text:tab/><text:tab/></text:span><text:span text:style-name="T12">a1</text:span><text:span text:style-name="T2">.update();</text:span></text:p>
      <text:p text:style-name="P6"><text:span text:style-name="T2"><text:tab/><text:tab/>System.</text:span><text:span text:style-name="T10">out</text:span><text:span text:style-name="T2">.println(</text:span><text:span text:style-name="T19">"=================================================="</text:span><text:span text:style-name="T2">);</text:span></text:p>
      <text:p text:style-name="P6"><text:span text:style-name="T2"><text:tab/><text:tab/></text:span><text:span text:style-name="T12">a1</text:span><text:span text:style-name="T2">.closeDb();<text:tab/><text:tab/></text:span></text:p>
      <text:p text:style-name="P6"><text:span text:style-name="T2"><text:tab/>}</text:span></text:p>
      <text:p text:style-name="P6"><text:span text:style-name="T2">}</text:span></text:p>
      <text:p text:style-name="P6"><text:span text:style-name="T16">/*</text:span></text:p>
      <text:p text:style-name="P6"><text:span text:style-name="T16">create table EMPLOYEES(EMPLOYEE_ID </text:span><text:span text:style-name="T17">int</text:span><text:span text:style-name="T16">(11),FIRST_NAME </text:span><text:span text:style-name="T17">varchar</text:span><text:span text:style-name="T16">(20),LAST_NAME </text:span><text:span text:style-name="T17">varchar</text:span><text:span text:style-name="T16">(20)<text:tab/>);</text:span></text:p>
      <text:p text:style-name="P6"><text:span text:style-name="T16">insert into EMPLOYEES values(1,'</text:span><text:span text:style-name="T17">arun</text:span><text:span text:style-name="T16">','</text:span><text:span text:style-name="T17">kumar</text:span><text:span text:style-name="T16">');</text:span></text:p>
      <text:p text:style-name="P6"><text:span text:style-name="T16">insert into EMPLOYEES values(2,'n','k');</text:span></text:p>
      <text:p text:style-name="P1"><text:span text:style-name="T16">insert into EMPLOYEES values(3,'l','m');*/</text:span></text:p>
      <text:p text:style-name="P1"/>
      <text:p text:style-name="P1"/>
      <text:p text:style-name="P1"/>
      <text:p text:style-name="P1"/>
      <text:p text:style-name="P2">3. Thread</text:p>
      <text:p text:style-name="P2"/>
      <text:p text:style-name="P1"/>
      <text:p text:style-name="P4">(1) <text:s/>First</text:p>
      <text:p text:style-name="P4"/>
      <text:p text:style-name="P1"/>
      <text:p text:style-name="P6"><text:span text:style-name="T1">class</text:span><text:span text:style-name="T2"> Compute7 </text:span><text:span text:style-name="T1">extends</text:span><text:span text:style-name="T2"> Thread{</text:span></text:p>
      <text:p text:style-name="P6"><text:span text:style-name="T2"><text:tab/></text:span><text:span text:style-name="T1">int</text:span><text:span text:style-name="T2"> </text:span><text:span text:style-name="T9">x</text:span><text:span text:style-name="T2">;</text:span></text:p>
      <text:p text:style-name="P6"><text:span text:style-name="T2"><text:tab/></text:span><text:span text:style-name="T1">int</text:span><text:span text:style-name="T2"> </text:span><text:span text:style-name="T9">y</text:span><text:span text:style-name="T2">;</text:span></text:p>
      <text:p text:style-name="P6"><text:span text:style-name="T2"><text:tab/></text:span><text:span text:style-name="T1">int</text:span><text:span text:style-name="T2"> </text:span><text:span text:style-name="T9">z</text:span><text:span text:style-name="T2">;</text:span></text:p>
      <text:p text:style-name="P6"><text:span text:style-name="T2"><text:tab/></text:span><text:span text:style-name="T1">public</text:span><text:span text:style-name="T2"> </text:span><text:span text:style-name="T1">void</text:span><text:span text:style-name="T2"> setX(</text:span><text:span text:style-name="T1">int</text:span><text:span text:style-name="T2"> </text:span><text:span text:style-name="T12">x</text:span><text:span text:style-name="T2">) {</text:span></text:p>
      <text:p text:style-name="P6"><text:span text:style-name="T2"><text:tab/><text:tab/></text:span><text:span text:style-name="T1">this</text:span><text:span text:style-name="T2">.</text:span><text:span text:style-name="T9">x</text:span><text:span text:style-name="T2"> = </text:span><text:span text:style-name="T12">x</text:span><text:span text:style-name="T2">;</text:span></text:p>
      <text:p text:style-name="P6"><text:span text:style-name="T2"><text:tab/>}</text:span></text:p>
      <text:p text:style-name="P6"><text:span text:style-name="T2"><text:tab/></text:span><text:span text:style-name="T1">public</text:span><text:span text:style-name="T2"> </text:span><text:span text:style-name="T1">void</text:span><text:span text:style-name="T2"> setY(</text:span><text:span text:style-name="T1">int</text:span><text:span text:style-name="T2"> </text:span><text:span text:style-name="T12">y</text:span><text:span text:style-name="T2">) {</text:span></text:p>
      <text:p text:style-name="P6"><text:span text:style-name="T2"><text:tab/><text:tab/></text:span><text:span text:style-name="T1">this</text:span><text:span text:style-name="T2">.</text:span><text:span text:style-name="T9">y</text:span><text:span text:style-name="T2"> = </text:span><text:span text:style-name="T12">y</text:span><text:span text:style-name="T2">;</text:span></text:p>
      <text:p text:style-name="P6"><text:span text:style-name="T2"><text:tab/>}</text:span></text:p>
      <text:p text:style-name="P6"><text:span text:style-name="T2"><text:tab/></text:span><text:span text:style-name="T1">public</text:span><text:span text:style-name="T2"> </text:span><text:span text:style-name="T1">void</text:span><text:span text:style-name="T2"> setZ(</text:span><text:span text:style-name="T1">int</text:span><text:span text:style-name="T2"> </text:span><text:span text:style-name="T12">z</text:span><text:span text:style-name="T2">) {</text:span></text:p>
      <text:p text:style-name="P6"><text:span text:style-name="T2"><text:tab/><text:tab/></text:span><text:span text:style-name="T1">this</text:span><text:span text:style-name="T2">.</text:span><text:span text:style-name="T9">z</text:span><text:span text:style-name="T2"> = </text:span><text:span text:style-name="T12">z</text:span><text:span text:style-name="T2">;</text:span></text:p>
      <text:p text:style-name="P6"><text:span text:style-name="T2"><text:tab/>}</text:span></text:p>
      <text:p text:style-name="P6"><text:span text:style-name="T2"><text:tab/></text:span></text:p>
      <text:p text:style-name="P6"><text:span text:style-name="T2"><text:tab/></text:span></text:p>
      <text:p text:style-name="P6"><text:span text:style-name="T2"><text:tab/></text:span><text:span text:style-name="T1">public</text:span><text:span text:style-name="T2"> </text:span><text:span text:style-name="T1">void</text:span><text:span text:style-name="T2"> result() {</text:span></text:p>
      <text:p text:style-name="P6"><text:span text:style-name="T2"><text:tab/><text:tab/></text:span></text:p>
      <text:p text:style-name="P6"><text:soft-page-break/><text:span text:style-name="T2"><text:tab/><text:tab/>System.</text:span><text:span text:style-name="T10">out</text:span><text:span text:style-name="T2">.println(</text:span><text:span text:style-name="T19">"sin (x) + cos (y) + tan (z) = "</text:span><text:span text:style-name="T2">+(Math.</text:span><text:span text:style-name="T5">cos</text:span><text:span text:style-name="T2">(</text:span><text:span text:style-name="T1">this</text:span><text:span text:style-name="T2">.</text:span><text:span text:style-name="T9">x</text:span><text:span text:style-name="T2">)+Math.</text:span><text:span text:style-name="T5">sin</text:span><text:span text:style-name="T2">(</text:span><text:span text:style-name="T1">this</text:span><text:span text:style-name="T2">.</text:span><text:span text:style-name="T9">y</text:span><text:span text:style-name="T2">)+Math.</text:span><text:span text:style-name="T5">tan</text:span><text:span text:style-name="T2">(</text:span><text:span text:style-name="T1">this</text:span><text:span text:style-name="T2">.</text:span><text:span text:style-name="T9">z</text:span><text:span text:style-name="T2">))+</text:span><text:span text:style-name="T19">" Output By "</text:span><text:span text:style-name="T2">+Thread.</text:span><text:span text:style-name="T5">currentThread</text:span><text:span text:style-name="T2">().getName());</text:span></text:p>
      <text:p text:style-name="P6"><text:span text:style-name="T2"><text:tab/>}</text:span></text:p>
      <text:p text:style-name="P6"><text:span text:style-name="T2"><text:tab/></text:span></text:p>
      <text:p text:style-name="P6"><text:span text:style-name="T2">}</text:span></text:p>
      <text:p text:style-name="P6"><text:span text:style-name="T1">public</text:span><text:span text:style-name="T2"> </text:span><text:span text:style-name="T1">class</text:span><text:span text:style-name="T2"> ExamThread {</text:span></text:p>
      <text:p text:style-name="P7"/>
      <text:p text:style-name="P6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12">args</text:span><text:span text:style-name="T2">) </text:span><text:span text:style-name="T1">throws</text:span><text:span text:style-name="T2"> InterruptedException {</text:span></text:p>
      <text:p text:style-name="P6"><text:span text:style-name="T2"><text:tab/><text:tab/></text:span><text:span text:style-name="T1">final</text:span><text:span text:style-name="T2"> Compute7 </text:span><text:span text:style-name="T12">a</text:span><text:span text:style-name="T2"> = </text:span><text:span text:style-name="T1">new</text:span><text:span text:style-name="T2"> Compute7();</text:span></text:p>
      <text:p text:style-name="P6"><text:span text:style-name="T2"><text:tab/><text:tab/></text:span></text:p>
      <text:p text:style-name="P6"><text:span text:style-name="T2"><text:tab/><text:tab/>Thread </text:span><text:span text:style-name="T12">t1</text:span><text:span text:style-name="T2">=</text:span><text:span text:style-name="T1">new</text:span><text:span text:style-name="T2"> Thread(</text:span><text:span text:style-name="T12">a</text:span><text:span text:style-name="T2">)</text:span></text:p>
      <text:p text:style-name="P6"><text:span text:style-name="T2"><text:tab/><text:tab/>{</text:span></text:p>
      <text:p text:style-name="P6"><text:span text:style-name="T2"><text:tab/><text:tab/><text:tab/></text:span><text:span text:style-name="T1">public</text:span><text:span text:style-name="T2"> </text:span><text:span text:style-name="T1">void</text:span><text:span text:style-name="T2"> run()</text:span></text:p>
      <text:p text:style-name="P6"><text:span text:style-name="T2"><text:tab/><text:tab/><text:tab/>{</text:span></text:p>
      <text:p text:style-name="P6"><text:span text:style-name="T2"><text:tab/><text:tab/><text:tab/><text:tab/></text:span><text:span text:style-name="T12">a</text:span><text:span text:style-name="T2">.setX(10);</text:span></text:p>
      <text:p text:style-name="P6"><text:span text:style-name="T2"><text:tab/><text:tab/><text:tab/>}</text:span></text:p>
      <text:p text:style-name="P6"><text:span text:style-name="T2"><text:tab/><text:tab/>};</text:span></text:p>
      <text:p text:style-name="P6"><text:span text:style-name="T2"><text:tab/><text:tab/></text:span></text:p>
      <text:p text:style-name="P6"><text:span text:style-name="T2"><text:tab/><text:tab/></text:span></text:p>
      <text:p text:style-name="P6"><text:span text:style-name="T2"><text:tab/><text:tab/>Thread </text:span><text:span text:style-name="T12">t2</text:span><text:span text:style-name="T2"> =</text:span><text:span text:style-name="T1">new</text:span><text:span text:style-name="T2"> Thread(</text:span><text:span text:style-name="T12">a</text:span><text:span text:style-name="T2">)</text:span></text:p>
      <text:p text:style-name="P6"><text:span text:style-name="T2"><text:tab/><text:tab/>{</text:span></text:p>
      <text:p text:style-name="P6"><text:span text:style-name="T2"><text:tab/><text:tab/><text:tab/></text:span><text:span text:style-name="T1">public</text:span><text:span text:style-name="T2"> </text:span><text:span text:style-name="T1">void</text:span><text:span text:style-name="T2"> run()</text:span></text:p>
      <text:p text:style-name="P6"><text:span text:style-name="T2"><text:tab/><text:tab/><text:tab/>{</text:span></text:p>
      <text:p text:style-name="P6"><text:span text:style-name="T2"><text:tab/><text:tab/><text:tab/><text:tab/></text:span><text:span text:style-name="T12">a</text:span><text:span text:style-name="T2">.setY(20);</text:span></text:p>
      <text:p text:style-name="P6"><text:span text:style-name="T2"><text:tab/><text:tab/><text:tab/>}</text:span></text:p>
      <text:p text:style-name="P6"><text:span text:style-name="T2"><text:tab/><text:tab/>};</text:span></text:p>
      <text:p text:style-name="P6"><text:span text:style-name="T2"><text:tab/><text:tab/></text:span></text:p>
      <text:p text:style-name="P6"><text:span text:style-name="T2"><text:tab/><text:tab/></text:span></text:p>
      <text:p text:style-name="P6"><text:span text:style-name="T2"><text:tab/><text:tab/>Thread </text:span><text:span text:style-name="T12">t3</text:span><text:span text:style-name="T2">=</text:span><text:span text:style-name="T1">new</text:span><text:span text:style-name="T2"> Thread(</text:span><text:span text:style-name="T12">a</text:span><text:span text:style-name="T2">)</text:span></text:p>
      <text:p text:style-name="P6"><text:span text:style-name="T2"><text:tab/><text:tab/>{</text:span></text:p>
      <text:p text:style-name="P6"><text:span text:style-name="T2"><text:tab/><text:tab/><text:tab/></text:span><text:span text:style-name="T1">public</text:span><text:span text:style-name="T2"> </text:span><text:span text:style-name="T1">void</text:span><text:span text:style-name="T2"> run()</text:span></text:p>
      <text:p text:style-name="P6"><text:span text:style-name="T2"><text:tab/><text:tab/><text:tab/>{</text:span></text:p>
      <text:p text:style-name="P6"><text:span text:style-name="T2"><text:tab/><text:tab/><text:tab/><text:tab/></text:span><text:span text:style-name="T12">a</text:span><text:span text:style-name="T2">.setZ(30);</text:span></text:p>
      <text:p text:style-name="P6"><text:span text:style-name="T2"><text:tab/><text:tab/><text:tab/>}</text:span></text:p>
      <text:p text:style-name="P6"><text:span text:style-name="T2"><text:tab/><text:tab/>};</text:span></text:p>
      <text:p text:style-name="P6"><text:span text:style-name="T2"><text:tab/><text:tab/></text:span><text:span text:style-name="T12">t1</text:span><text:span text:style-name="T2">.start();</text:span></text:p>
      <text:p text:style-name="P6"><text:span text:style-name="T2"><text:tab/><text:tab/></text:span><text:span text:style-name="T12">t2</text:span><text:span text:style-name="T2">.start();</text:span></text:p>
      <text:p text:style-name="P6"><text:span text:style-name="T2"><text:tab/><text:tab/></text:span><text:span text:style-name="T12">t3</text:span><text:span text:style-name="T2">.start();</text:span></text:p>
      <text:p text:style-name="P6"><text:span text:style-name="T2"><text:tab/><text:tab/></text:span><text:span text:style-name="T12">t1</text:span><text:span text:style-name="T2">.join();</text:span></text:p>
      <text:p text:style-name="P6"><text:span text:style-name="T2"><text:tab/><text:tab/></text:span><text:span text:style-name="T12">t2</text:span><text:span text:style-name="T2">.join();</text:span></text:p>
      <text:p text:style-name="P6"><text:span text:style-name="T2"><text:tab/><text:tab/></text:span><text:span text:style-name="T12">t3</text:span><text:span text:style-name="T2">.join();</text:span></text:p>
      <text:p text:style-name="P6"><text:span text:style-name="T2"><text:tab/><text:tab/>Thread </text:span><text:span text:style-name="T12">t4</text:span><text:span text:style-name="T2">=</text:span><text:span text:style-name="T1">new</text:span><text:span text:style-name="T2"> Thread(</text:span><text:span text:style-name="T12">a</text:span><text:span text:style-name="T2">)</text:span></text:p>
      <text:p text:style-name="P6"><text:span text:style-name="T2"><text:tab/><text:tab/>{</text:span></text:p>
      <text:p text:style-name="P6"><text:span text:style-name="T2"><text:tab/><text:tab/><text:tab/></text:span><text:span text:style-name="T1">public</text:span><text:span text:style-name="T2"> </text:span><text:span text:style-name="T1">void</text:span><text:span text:style-name="T2"> run()</text:span></text:p>
      <text:p text:style-name="P6"><text:span text:style-name="T2"><text:tab/><text:tab/><text:tab/>{</text:span></text:p>
      <text:p text:style-name="P6"><text:span text:style-name="T2"><text:tab/><text:tab/><text:tab/><text:tab/></text:span><text:span text:style-name="T12">a</text:span><text:span text:style-name="T2">.result();</text:span></text:p>
      <text:p text:style-name="P6"><text:span text:style-name="T2"><text:tab/><text:tab/><text:tab/>}</text:span></text:p>
      <text:p text:style-name="P6"><text:span text:style-name="T2"><text:tab/><text:tab/>};</text:span></text:p>
      <text:p text:style-name="P6"><text:span text:style-name="T2"><text:tab/><text:tab/></text:span><text:span text:style-name="T12">t4</text:span><text:span text:style-name="T2">.start();</text:span></text:p>
      <text:p text:style-name="P6"><text:span text:style-name="T2"><text:tab/>}</text:span></text:p>
      <text:p text:style-name="P7"/>
      <text:p text:style-name="P6"><text:span text:style-name="T2"><text:tab/>}</text:span></text:p>
      <text:p text:style-name="P7"/>
      <text:p text:style-name="P1"><text:span text:style-name="T24">(2) <text:s/>Second</text:span></text:p>
      <text:p text:style-name="P5"/>
      <text:p text:style-name="P1"/>
      <text:p text:style-name="P1"><text:span text:style-name="T1">import</text:span><text:span text:style-name="T2"> java.io.BufferedReader;</text:span></text:p>
      <text:p text:style-name="P6"><text:span text:style-name="T1">import</text:span><text:span text:style-name="T2"> java.io.FileNotFoundException;</text:span></text:p>
      <text:p text:style-name="P6"><text:span text:style-name="T1">import</text:span><text:span text:style-name="T2"> java.io.FileReader;</text:span></text:p>
      <text:p text:style-name="P6"><text:span text:style-name="T1">import</text:span><text:span text:style-name="T2"> java.io.IOException;</text:span></text:p>
      <text:p text:style-name="P7"><text:soft-page-break/></text:p>
      <text:p text:style-name="P7"/>
      <text:p text:style-name="P6"><text:span text:style-name="T1">class</text:span><text:span text:style-name="T2"> R7 </text:span><text:span text:style-name="T1">extends</text:span><text:span text:style-name="T2"> Thread{</text:span></text:p>
      <text:p text:style-name="P6"><text:span text:style-name="T2"><text:tab/>String </text:span><text:span text:style-name="T9">fname</text:span><text:span text:style-name="T2">;</text:span></text:p>
      <text:p text:style-name="P6"><text:span text:style-name="T2"><text:tab/></text:span><text:span text:style-name="T16">//FileReader f1; <text:s/>//"threadTxt1.</text:span><text:span text:style-name="T17">txt</text:span><text:span text:style-name="T16">"</text:span></text:p>
      <text:p text:style-name="P6"><text:span text:style-name="T2"><text:tab/>BufferedReader </text:span><text:span text:style-name="T9">br1</text:span><text:span text:style-name="T2">;</text:span></text:p>
      <text:p text:style-name="P6"><text:span text:style-name="T2"><text:tab/></text:span><text:span text:style-name="T1">static</text:span><text:span text:style-name="T2"> </text:span><text:span text:style-name="T1">boolean</text:span><text:span text:style-name="T2"> </text:span><text:span text:style-name="T11">IsSleep1</text:span><text:span text:style-name="T2">=</text:span><text:span text:style-name="T1">true</text:span><text:span text:style-name="T2">;</text:span></text:p>
      <text:p text:style-name="P6"><text:span text:style-name="T2"><text:tab/></text:span></text:p>
      <text:p text:style-name="P6"><text:span text:style-name="T2"><text:tab/></text:span></text:p>
      <text:p text:style-name="P6"><text:span text:style-name="T2"><text:tab/></text:span><text:span text:style-name="T1">public</text:span><text:span text:style-name="T2"> </text:span><text:span text:style-name="T1">void</text:span><text:span text:style-name="T2"> setFname(String </text:span><text:span text:style-name="T12">fname</text:span><text:span text:style-name="T2">) {</text:span></text:p>
      <text:p text:style-name="P6"><text:span text:style-name="T2"><text:tab/><text:tab/></text:span><text:span text:style-name="T1">this</text:span><text:span text:style-name="T2">.</text:span><text:span text:style-name="T9">fname</text:span><text:span text:style-name="T2"> = </text:span><text:span text:style-name="T12">fname</text:span><text:span text:style-name="T2">;</text:span></text:p>
      <text:p text:style-name="P6"><text:span text:style-name="T2"><text:tab/>}</text:span></text:p>
      <text:p text:style-name="P6"><text:span text:style-name="T2"><text:tab/></text:span></text:p>
      <text:p text:style-name="P6"><text:span text:style-name="T2"><text:tab/></text:span></text:p>
      <text:p text:style-name="P6"><text:span text:style-name="T2"><text:tab/></text:span><text:span text:style-name="T1">public</text:span><text:span text:style-name="T2"> </text:span><text:span text:style-name="T1">synchronized</text:span><text:span text:style-name="T2"> </text:span><text:span text:style-name="T1">void</text:span><text:span text:style-name="T2"> ReadFirstFile(String </text:span><text:span text:style-name="T12">fname</text:span><text:span text:style-name="T2">) </text:span><text:span text:style-name="T1">throws</text:span><text:span text:style-name="T2"> IOException, InterruptedException {</text:span></text:p>
      <text:p text:style-name="P6"><text:span text:style-name="T2"><text:tab/><text:tab/>String </text:span><text:span text:style-name="T12">str1</text:span><text:span text:style-name="T2">;</text:span></text:p>
      <text:p text:style-name="P6"><text:span text:style-name="T2"><text:tab/><text:tab/>FileReader </text:span><text:span text:style-name="T12">f1</text:span><text:span text:style-name="T2">=</text:span><text:span text:style-name="T1">null</text:span><text:span text:style-name="T2">;</text:span></text:p>
      <text:p text:style-name="P6"><text:span text:style-name="T2"><text:tab/><text:tab/>BufferedReader </text:span><text:span text:style-name="T12">br1</text:span><text:span text:style-name="T2">=</text:span><text:span text:style-name="T1">null</text:span><text:span text:style-name="T2">;</text:span></text:p>
      <text:p text:style-name="P6"><text:span text:style-name="T2"><text:tab/><text:tab/></text:span><text:span text:style-name="T1">try</text:span><text:span text:style-name="T2"> {</text:span></text:p>
      <text:p text:style-name="P6"><text:span text:style-name="T2"><text:tab/><text:tab/><text:tab/> </text:span><text:span text:style-name="T12">f1</text:span><text:span text:style-name="T2"> = </text:span><text:span text:style-name="T1">new</text:span><text:span text:style-name="T2"> FileReader(</text:span><text:span text:style-name="T12">fname</text:span><text:span text:style-name="T2">);</text:span></text:p>
      <text:p text:style-name="P6"><text:span text:style-name="T2"><text:tab/><text:tab/><text:tab/> </text:span><text:span text:style-name="T12">br1</text:span><text:span text:style-name="T2"> = </text:span><text:span text:style-name="T1">new</text:span><text:span text:style-name="T2"> BufferedReader(</text:span><text:span text:style-name="T12">f1</text:span><text:span text:style-name="T2">);</text:span></text:p>
      <text:p text:style-name="P6"><text:span text:style-name="T2"><text:tab/><text:tab/><text:tab/> </text:span><text:span text:style-name="T1">while</text:span><text:span text:style-name="T2">((</text:span><text:span text:style-name="T12">str1</text:span><text:span text:style-name="T2"> = </text:span><text:span text:style-name="T12">br1</text:span><text:span text:style-name="T2">.readLine())!=</text:span><text:span text:style-name="T1">null</text:span><text:span text:style-name="T2">)</text:span></text:p>
      <text:p text:style-name="P6"><text:span text:style-name="T2"><text:tab/><text:tab/><text:tab/><text:tab/>{</text:span></text:p>
      <text:p text:style-name="P6"><text:span text:style-name="T2"><text:tab/><text:tab/><text:tab/><text:tab/><text:tab/>System.</text:span><text:span text:style-name="T10">out</text:span><text:span text:style-name="T2">.println(</text:span><text:span text:style-name="T12">str1</text:span><text:span text:style-name="T2">+</text:span><text:span text:style-name="T19">" <text:s text:c="2"/>-&gt; By Thread "</text:span><text:span text:style-name="T2">+Thread.</text:span><text:span text:style-name="T5">currentThread</text:span><text:span text:style-name="T2">().getName());</text:span></text:p>
      <text:p text:style-name="P6"><text:span text:style-name="T2"><text:tab/><text:tab/><text:tab/><text:tab/><text:tab/></text:span><text:span text:style-name="T1">if</text:span><text:span text:style-name="T2"> (</text:span><text:span text:style-name="T11">IsSleep1</text:span><text:span text:style-name="T2">) {</text:span></text:p>
      <text:p text:style-name="P6"><text:span text:style-name="T2"><text:tab/><text:tab/><text:tab/><text:tab/><text:tab/><text:tab/></text:span><text:span text:style-name="T11">IsSleep1</text:span><text:span text:style-name="T2">=</text:span><text:span text:style-name="T1">false</text:span><text:span text:style-name="T2">;</text:span></text:p>
      <text:p text:style-name="P6"><text:span text:style-name="T2"><text:tab/><text:tab/><text:tab/><text:tab/><text:tab/><text:tab/>notify();<text:tab/></text:span></text:p>
      <text:p text:style-name="P6"><text:span text:style-name="T2"><text:tab/><text:tab/><text:tab/><text:tab/><text:tab/><text:tab/>wait();<text:tab/><text:tab/><text:tab/><text:tab/><text:tab/><text:tab/></text:span></text:p>
      <text:p text:style-name="P6"><text:span text:style-name="T2"><text:tab/><text:tab/><text:tab/><text:tab/><text:tab/>}</text:span></text:p>
      <text:p text:style-name="P6"><text:span text:style-name="T2"><text:tab/><text:tab/><text:tab/><text:tab/>}</text:span></text:p>
      <text:p text:style-name="P6"><text:span text:style-name="T2"><text:tab/><text:tab/>} </text:span><text:span text:style-name="T1">catch</text:span><text:span text:style-name="T2"> (FileNotFoundException </text:span><text:span text:style-name="T12">e</text:span><text:span text:style-name="T2">) {</text:span></text:p>
      <text:p text:style-name="P6"><text:span text:style-name="T2"><text:tab/><text:tab/><text:tab/></text:span><text:span text:style-name="T16">// </text:span><text:span text:style-name="T18">TODO</text:span><text:span text:style-name="T16"> Auto-generated catch block</text:span></text:p>
      <text:p text:style-name="P6"><text:span text:style-name="T2"><text:tab/><text:tab/><text:tab/></text:span><text:span text:style-name="T12">e</text:span><text:span text:style-name="T2">.printStackTrace();</text:span></text:p>
      <text:p text:style-name="P6"><text:span text:style-name="T2"><text:tab/><text:tab/>} </text:span><text:span text:style-name="T1">catch</text:span><text:span text:style-name="T2"> (IOException </text:span><text:span text:style-name="T12">e</text:span><text:span text:style-name="T2">) {</text:span></text:p>
      <text:p text:style-name="P6"><text:span text:style-name="T2"><text:tab/><text:tab/><text:tab/></text:span><text:span text:style-name="T16">// </text:span><text:span text:style-name="T18">TODO</text:span><text:span text:style-name="T16"> Auto-generated catch block</text:span></text:p>
      <text:p text:style-name="P6"><text:span text:style-name="T2"><text:tab/><text:tab/><text:tab/></text:span><text:span text:style-name="T12">e</text:span><text:span text:style-name="T2">.printStackTrace();</text:span></text:p>
      <text:p text:style-name="P6"><text:span text:style-name="T2"><text:tab/><text:tab/>} </text:span></text:p>
      <text:p text:style-name="P6"><text:span text:style-name="T2"><text:tab/><text:tab/></text:span><text:span text:style-name="T1">finally</text:span><text:span text:style-name="T2">{</text:span></text:p>
      <text:p text:style-name="P6"><text:span text:style-name="T2"><text:tab/><text:tab/><text:tab/></text:span><text:span text:style-name="T12">br1</text:span><text:span text:style-name="T2">.close();</text:span></text:p>
      <text:p text:style-name="P6"><text:span text:style-name="T2"><text:tab/><text:tab/> <text:s text:c="3"/></text:span><text:span text:style-name="T12">f1</text:span><text:span text:style-name="T2">.close();</text:span></text:p>
      <text:p text:style-name="P6"><text:span text:style-name="T2"><text:tab/><text:tab/>}</text:span></text:p>
      <text:p text:style-name="P6"><text:span text:style-name="T2"><text:tab/><text:tab/></text:span></text:p>
      <text:p text:style-name="P6"><text:span text:style-name="T2"><text:tab/><text:tab/></text:span></text:p>
      <text:p text:style-name="P6"><text:span text:style-name="T2"><text:tab/>}</text:span></text:p>
      <text:p text:style-name="P6"><text:span text:style-name="T2"><text:s text:c="5"/></text:span><text:span text:style-name="T1">public</text:span><text:span text:style-name="T2"> </text:span><text:span text:style-name="T1">synchronized</text:span><text:span text:style-name="T2"> </text:span><text:span text:style-name="T1">void</text:span><text:span text:style-name="T2"> ReadSecondFile(String </text:span><text:span text:style-name="T12">fname</text:span><text:span text:style-name="T2">) </text:span><text:span text:style-name="T1">throws</text:span><text:span text:style-name="T2"> IOException, InterruptedException {</text:span></text:p>
      <text:p text:style-name="P6"><text:span text:style-name="T2"><text:s text:c="4"/><text:tab/> String </text:span><text:span text:style-name="T12">str1</text:span><text:span text:style-name="T2">;</text:span></text:p>
      <text:p text:style-name="P6"><text:span text:style-name="T2"><text:s/><text:tab/><text:tab/>FileReader </text:span><text:span text:style-name="T12">f1</text:span><text:span text:style-name="T2">=</text:span><text:span text:style-name="T1">null</text:span><text:span text:style-name="T2">;</text:span></text:p>
      <text:p text:style-name="P6"><text:span text:style-name="T2"><text:s/><text:tab/><text:tab/>BufferedReader </text:span><text:span text:style-name="T12">br1</text:span><text:span text:style-name="T2">=</text:span><text:span text:style-name="T1">null</text:span><text:span text:style-name="T2">;</text:span></text:p>
      <text:p text:style-name="P6"><text:span text:style-name="T2"><text:s/><text:tab/><text:tab/></text:span><text:span text:style-name="T1">try</text:span><text:span text:style-name="T2"> {</text:span></text:p>
      <text:p text:style-name="P6"><text:span text:style-name="T2"><text:s/><text:tab/><text:tab/><text:tab/> </text:span><text:span text:style-name="T12">f1</text:span><text:span text:style-name="T2"> = </text:span><text:span text:style-name="T1">new</text:span><text:span text:style-name="T2"> FileReader(</text:span><text:span text:style-name="T12">fname</text:span><text:span text:style-name="T2">);</text:span></text:p>
      <text:p text:style-name="P6"><text:span text:style-name="T2"><text:s/><text:tab/><text:tab/><text:tab/> </text:span><text:span text:style-name="T12">br1</text:span><text:span text:style-name="T2"> = </text:span><text:span text:style-name="T1">new</text:span><text:span text:style-name="T2"> BufferedReader(</text:span><text:span text:style-name="T12">f1</text:span><text:span text:style-name="T2">);</text:span></text:p>
      <text:p text:style-name="P6"><text:span text:style-name="T2"><text:s/><text:tab/><text:tab/><text:tab/> </text:span><text:span text:style-name="T1">while</text:span><text:span text:style-name="T2">((</text:span><text:span text:style-name="T12">str1</text:span><text:span text:style-name="T2"> = </text:span><text:span text:style-name="T12">br1</text:span><text:span text:style-name="T2">.readLine())!=</text:span><text:span text:style-name="T1">null</text:span><text:span text:style-name="T2">)</text:span></text:p>
      <text:p text:style-name="P6"><text:span text:style-name="T2"><text:s/><text:tab/><text:tab/><text:tab/><text:tab/>{</text:span></text:p>
      <text:p text:style-name="P6"><text:span text:style-name="T2"><text:s/><text:tab/><text:tab/><text:tab/><text:tab/><text:tab/>System.</text:span><text:span text:style-name="T10">out</text:span><text:span text:style-name="T2">.println(</text:span><text:span text:style-name="T12">str1</text:span><text:span text:style-name="T2">+</text:span><text:span text:style-name="T19">" <text:s text:c="2"/>-&gt; By Thread "</text:span><text:span text:style-name="T2">+Thread.</text:span><text:span text:style-name="T5">currentThread</text:span><text:span text:style-name="T2">().getName());</text:span></text:p>
      <text:p text:style-name="P6"><text:span text:style-name="T2"><text:s/><text:tab/><text:tab/><text:tab/><text:tab/><text:tab/></text:span><text:span text:style-name="T1">if</text:span><text:span text:style-name="T2"> (!</text:span><text:span text:style-name="T11">IsSleep1</text:span><text:span text:style-name="T2">) {</text:span></text:p>
      <text:p text:style-name="P6"><text:span text:style-name="T2"><text:s/><text:tab/><text:tab/><text:tab/><text:tab/><text:tab/><text:tab/></text:span><text:span text:style-name="T11">IsSleep1</text:span><text:span text:style-name="T2">=</text:span><text:span text:style-name="T1">true</text:span><text:span text:style-name="T2">;</text:span></text:p>
      <text:p text:style-name="P6"><text:span text:style-name="T2"><text:s/><text:tab/><text:tab/><text:tab/><text:tab/><text:tab/><text:tab/>notify();</text:span></text:p>
      <text:p text:style-name="P6"><text:span text:style-name="T2"><text:s/><text:tab/><text:tab/><text:tab/><text:tab/><text:tab/><text:tab/>wait();<text:tab/><text:tab/><text:tab/><text:tab/><text:tab/><text:tab/></text:span></text:p>
      <text:p text:style-name="P6"><text:soft-page-break/><text:span text:style-name="T2"><text:tab/><text:tab/><text:tab/><text:tab/><text:tab/>}<text:tab/><text:tab/><text:tab/></text:span></text:p>
      <text:p text:style-name="P6"><text:span text:style-name="T2"><text:s/><text:tab/><text:tab/><text:tab/><text:tab/>}</text:span></text:p>
      <text:p text:style-name="P6"><text:span text:style-name="T2"><text:s/><text:tab/><text:tab/>} </text:span><text:span text:style-name="T1">catch</text:span><text:span text:style-name="T2"> (FileNotFoundException </text:span><text:span text:style-name="T12">e</text:span><text:span text:style-name="T2">) {</text:span></text:p>
      <text:p text:style-name="P6"><text:span text:style-name="T2"><text:s/><text:tab/><text:tab/><text:tab/></text:span></text:p>
      <text:p text:style-name="P6"><text:span text:style-name="T2"><text:s/><text:tab/><text:tab/><text:tab/></text:span><text:span text:style-name="T12">e</text:span><text:span text:style-name="T2">.printStackTrace();</text:span></text:p>
      <text:p text:style-name="P6"><text:span text:style-name="T2"><text:s/><text:tab/><text:tab/>} </text:span><text:span text:style-name="T1">catch</text:span><text:span text:style-name="T2"> (IOException </text:span><text:span text:style-name="T12">e</text:span><text:span text:style-name="T2">) {</text:span></text:p>
      <text:p text:style-name="P6"><text:span text:style-name="T2"><text:s/><text:tab/><text:tab/><text:tab/></text:span></text:p>
      <text:p text:style-name="P6"><text:span text:style-name="T2"><text:s/><text:tab/><text:tab/><text:tab/></text:span><text:span text:style-name="T12">e</text:span><text:span text:style-name="T2">.printStackTrace();</text:span></text:p>
      <text:p text:style-name="P6"><text:span text:style-name="T2"><text:s/><text:tab/><text:tab/>} </text:span></text:p>
      <text:p text:style-name="P6"><text:span text:style-name="T2"><text:s/><text:tab/><text:tab/></text:span><text:span text:style-name="T1">finally</text:span><text:span text:style-name="T2">{</text:span></text:p>
      <text:p text:style-name="P6"><text:span text:style-name="T2"><text:s/><text:tab/><text:tab/><text:tab/></text:span><text:span text:style-name="T12">br1</text:span><text:span text:style-name="T2">.close();</text:span></text:p>
      <text:p text:style-name="P6"><text:span text:style-name="T2"><text:s/><text:tab/><text:tab/> <text:s text:c="3"/></text:span><text:span text:style-name="T12">f1</text:span><text:span text:style-name="T2">.close();</text:span></text:p>
      <text:p text:style-name="P6"><text:span text:style-name="T2"><text:s/><text:tab/><text:tab/>}</text:span></text:p>
      <text:p text:style-name="P6"><text:span text:style-name="T2"><text:tab/>} <text:s text:c="3"/></text:span></text:p>
      <text:p text:style-name="P6"><text:span text:style-name="T2"><text:s text:c="4"/></text:span></text:p>
      <text:p text:style-name="P6"><text:span text:style-name="T2"><text:s text:c="4"/></text:span></text:p>
      <text:p text:style-name="P6"><text:span text:style-name="T2">}</text:span></text:p>
      <text:p text:style-name="P6"><text:span text:style-name="T1">public</text:span><text:span text:style-name="T2"> </text:span><text:span text:style-name="T1">class</text:span><text:span text:style-name="T2"> ExamThread1 {</text:span></text:p>
      <text:p text:style-name="P7"/>
      <text:p text:style-name="P6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12">args</text:span><text:span text:style-name="T2">) </text:span><text:span text:style-name="T1">throws</text:span><text:span text:style-name="T2"> InterruptedException {</text:span></text:p>
      <text:p text:style-name="P6"><text:span text:style-name="T2"><text:tab/><text:tab/><text:tab/><text:tab/></text:span></text:p>
      <text:p text:style-name="P6"><text:span text:style-name="T2"><text:s text:c="5"/></text:span><text:span text:style-name="T1">final</text:span><text:span text:style-name="T2"> R7 </text:span><text:span text:style-name="T12">t1</text:span><text:span text:style-name="T2"> = </text:span><text:span text:style-name="T1">new</text:span><text:span text:style-name="T2"> R7();</text:span></text:p>
      <text:p text:style-name="P6"><text:span text:style-name="T2"><text:tab/><text:tab/></text:span></text:p>
      <text:p text:style-name="P6"><text:span text:style-name="T2"><text:s text:c="5"/>Thread </text:span><text:span text:style-name="T12">s1</text:span><text:span text:style-name="T2">=</text:span><text:span text:style-name="T1">new</text:span><text:span text:style-name="T2"> Thread(</text:span><text:span text:style-name="T12">t1</text:span><text:span text:style-name="T2">)</text:span></text:p>
      <text:p text:style-name="P6"><text:span text:style-name="T2"><text:tab/><text:tab/>{</text:span></text:p>
      <text:p text:style-name="P6"><text:span text:style-name="T2"><text:tab/><text:tab/><text:tab/></text:span><text:span text:style-name="T1">public</text:span><text:span text:style-name="T2"> </text:span><text:span text:style-name="T1">void</text:span><text:span text:style-name="T2"> run()</text:span></text:p>
      <text:p text:style-name="P6"><text:span text:style-name="T2"><text:tab/><text:tab/><text:tab/>{</text:span></text:p>
      <text:p text:style-name="P6"><text:span text:style-name="T2"><text:tab/><text:tab/><text:tab/><text:tab/></text:span><text:span text:style-name="T1">try</text:span><text:span text:style-name="T2"> {</text:span></text:p>
      <text:p text:style-name="P6"><text:span text:style-name="T2"><text:tab/><text:tab/><text:tab/><text:tab/><text:tab/></text:span><text:span text:style-name="T12">t1</text:span><text:span text:style-name="T2">.ReadFirstFile(</text:span><text:span text:style-name="T19">"threadTxt1.txt"</text:span><text:span text:style-name="T2">);</text:span></text:p>
      <text:p text:style-name="P6"><text:span text:style-name="T2"><text:tab/><text:tab/><text:tab/><text:tab/>} </text:span><text:span text:style-name="T1">catch</text:span><text:span text:style-name="T2"> (IOException </text:span><text:span text:style-name="T12">e</text:span><text:span text:style-name="T2">) {</text:span></text:p>
      <text:p text:style-name="P6"><text:span text:style-name="T2"><text:tab/><text:tab/><text:tab/><text:tab/><text:tab/></text:span><text:span text:style-name="T16">// </text:span><text:span text:style-name="T18">TODO</text:span><text:span text:style-name="T16"> Auto-generated catch block</text:span></text:p>
      <text:p text:style-name="P6"><text:span text:style-name="T2"><text:tab/><text:tab/><text:tab/><text:tab/><text:tab/></text:span><text:span text:style-name="T12">e</text:span><text:span text:style-name="T2">.printStackTrace();</text:span></text:p>
      <text:p text:style-name="P6"><text:span text:style-name="T2"><text:tab/><text:tab/><text:tab/><text:tab/>} </text:span><text:span text:style-name="T1">catch</text:span><text:span text:style-name="T2"> (InterruptedException </text:span><text:span text:style-name="T12">e</text:span><text:span text:style-name="T2">) {</text:span></text:p>
      <text:p text:style-name="P6"><text:span text:style-name="T2"><text:tab/><text:tab/><text:tab/><text:tab/><text:tab/></text:span><text:span text:style-name="T16">// </text:span><text:span text:style-name="T18">TODO</text:span><text:span text:style-name="T16"> Auto-generated catch block</text:span></text:p>
      <text:p text:style-name="P6"><text:span text:style-name="T2"><text:tab/><text:tab/><text:tab/><text:tab/><text:tab/></text:span><text:span text:style-name="T12">e</text:span><text:span text:style-name="T2">.printStackTrace();</text:span></text:p>
      <text:p text:style-name="P6"><text:span text:style-name="T2"><text:tab/><text:tab/><text:tab/><text:tab/>}</text:span></text:p>
      <text:p text:style-name="P6"><text:span text:style-name="T2"><text:tab/><text:tab/><text:tab/>}</text:span></text:p>
      <text:p text:style-name="P6"><text:span text:style-name="T2"><text:tab/><text:tab/>};</text:span></text:p>
      <text:p text:style-name="P6"><text:span text:style-name="T2"><text:tab/><text:tab/><text:tab/><text:tab/></text:span></text:p>
      <text:p text:style-name="P6"><text:span text:style-name="T2"><text:tab/><text:tab/></text:span></text:p>
      <text:p text:style-name="P6"><text:span text:style-name="T2"><text:tab/><text:tab/>Thread </text:span><text:span text:style-name="T12">s2</text:span><text:span text:style-name="T2">=</text:span><text:span text:style-name="T1">new</text:span><text:span text:style-name="T2"> Thread(</text:span><text:span text:style-name="T12">t1</text:span><text:span text:style-name="T2">)</text:span></text:p>
      <text:p text:style-name="P6"><text:span text:style-name="T2"><text:tab/><text:tab/>{</text:span></text:p>
      <text:p text:style-name="P6"><text:span text:style-name="T2"><text:tab/><text:tab/><text:tab/></text:span><text:span text:style-name="T1">public</text:span><text:span text:style-name="T2"> </text:span><text:span text:style-name="T1">void</text:span><text:span text:style-name="T2"> run()</text:span></text:p>
      <text:p text:style-name="P6"><text:span text:style-name="T2"><text:tab/><text:tab/><text:tab/>{</text:span></text:p>
      <text:p text:style-name="P6"><text:span text:style-name="T2"><text:tab/><text:tab/><text:tab/><text:tab/></text:span><text:span text:style-name="T1">try</text:span><text:span text:style-name="T2"> {</text:span></text:p>
      <text:p text:style-name="P6"><text:span text:style-name="T2"><text:tab/><text:tab/><text:tab/><text:tab/><text:tab/></text:span><text:span text:style-name="T12">t1</text:span><text:span text:style-name="T2">.ReadSecondFile(</text:span><text:span text:style-name="T19">"threadTxt2.txt"</text:span><text:span text:style-name="T2">);</text:span></text:p>
      <text:p text:style-name="P6"><text:span text:style-name="T2"><text:tab/><text:tab/><text:tab/><text:tab/>} </text:span><text:span text:style-name="T1">catch</text:span><text:span text:style-name="T2"> (IOException </text:span><text:span text:style-name="T12">e</text:span><text:span text:style-name="T2">) {</text:span></text:p>
      <text:p text:style-name="P6"><text:span text:style-name="T2"><text:tab/><text:tab/><text:tab/><text:tab/><text:tab/></text:span><text:span text:style-name="T16">// </text:span><text:span text:style-name="T18">TODO</text:span><text:span text:style-name="T16"> Auto-generated catch block</text:span></text:p>
      <text:p text:style-name="P6"><text:span text:style-name="T2"><text:tab/><text:tab/><text:tab/><text:tab/><text:tab/></text:span><text:span text:style-name="T12">e</text:span><text:span text:style-name="T2">.printStackTrace();</text:span></text:p>
      <text:p text:style-name="P6"><text:span text:style-name="T2"><text:tab/><text:tab/><text:tab/><text:tab/>} </text:span><text:span text:style-name="T1">catch</text:span><text:span text:style-name="T2"> (InterruptedException </text:span><text:span text:style-name="T12">e</text:span><text:span text:style-name="T2">) {</text:span></text:p>
      <text:p text:style-name="P6"><text:span text:style-name="T2"><text:tab/><text:tab/><text:tab/><text:tab/><text:tab/></text:span><text:span text:style-name="T16">// </text:span><text:span text:style-name="T18">TODO</text:span><text:span text:style-name="T16"> Auto-generated catch block</text:span></text:p>
      <text:p text:style-name="P6"><text:span text:style-name="T2"><text:tab/><text:tab/><text:tab/><text:tab/><text:tab/></text:span><text:span text:style-name="T12">e</text:span><text:span text:style-name="T2">.printStackTrace();</text:span></text:p>
      <text:p text:style-name="P6"><text:span text:style-name="T2"><text:tab/><text:tab/><text:tab/><text:tab/>}</text:span></text:p>
      <text:p text:style-name="P6"><text:span text:style-name="T2"><text:tab/><text:tab/><text:tab/>}</text:span></text:p>
      <text:p text:style-name="P6"><text:span text:style-name="T2"><text:tab/><text:tab/>};</text:span></text:p>
      <text:p text:style-name="P6"><text:span text:style-name="T2"><text:tab/><text:tab/></text:span><text:span text:style-name="T12">s1</text:span><text:span text:style-name="T2">.start();</text:span></text:p>
      <text:p text:style-name="P6"><text:span text:style-name="T2"><text:tab/><text:tab/></text:span><text:span text:style-name="T12">s2</text:span><text:span text:style-name="T2">.start();</text:span></text:p>
      <text:p text:style-name="P6"><text:span text:style-name="T2"><text:tab/><text:tab/></text:span><text:span text:style-name="T12">s1</text:span><text:span text:style-name="T2">.join();</text:span></text:p>
      <text:p text:style-name="P6"><text:span text:style-name="T2"><text:tab/><text:tab/></text:span><text:span text:style-name="T12">s2</text:span><text:span text:style-name="T2">.join();</text:span></text:p>
      <text:p text:style-name="P6"><text:span text:style-name="T2"><text:tab/><text:tab/></text:span><text:span text:style-name="T12">s1</text:span><text:span text:style-name="T2">.</text:span><text:span text:style-name="T8">stop</text:span><text:span text:style-name="T4">()</text:span><text:span text:style-name="T2">;</text:span></text:p>
      <text:p text:style-name="P6"><text:span text:style-name="T2"><text:tab/> <text:s text:c="3"/></text:span><text:span text:style-name="T12">s2</text:span><text:span text:style-name="T2">.</text:span><text:span text:style-name="T8">stop</text:span><text:span text:style-name="T4">()</text:span><text:span text:style-name="T2">;</text:span></text:p>
      <text:p text:style-name="P6"><text:span text:style-name="T2"><text:tab/><text:tab/></text:span></text:p>
      <text:p text:style-name="P6"><text:soft-page-break/><text:span text:style-name="T2"><text:tab/><text:tab/></text:span></text:p>
      <text:p text:style-name="P6"><text:span text:style-name="T2"><text:tab/>}</text:span></text:p>
      <text:p text:style-name="P7"/>
      <text:p text:style-name="P1"><text:span text:style-name="T2">}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4"><text:span text:style-name="T2">(3) Third</text:span></text:p>
      <text:p text:style-name="P4"><text:span text:style-name="T2"/></text:p>
      <text:p text:style-name="P1"><text:span text:style-name="T2"/></text:p>
      <text:p text:style-name="P1"><text:span text:style-name="T1">class</text:span><text:span text:style-name="T2"> Table{ <text:s/></text:span></text:p>
      <text:p text:style-name="P6"><text:span text:style-name="T2"><text:tab/></text:span><text:span text:style-name="T1">synchronized</text:span><text:span text:style-name="T2"> </text:span><text:span text:style-name="T1">void</text:span><text:span text:style-name="T2"> printTable(</text:span><text:span text:style-name="T1">int</text:span><text:span text:style-name="T2"> </text:span><text:span text:style-name="T12">n</text:span><text:span text:style-name="T2">){</text:span><text:span text:style-name="T16">//method not synchronized <text:s/></text:span></text:p>
      <text:p text:style-name="P6"><text:span text:style-name="T2"><text:s text:c="3"/></text:span><text:span text:style-name="T1">for</text:span><text:span text:style-name="T2">(</text:span><text:span text:style-name="T1">int</text:span><text:span text:style-name="T2"> </text:span><text:span text:style-name="T12">i</text:span><text:span text:style-name="T2">=1;</text:span><text:span text:style-name="T12">i</text:span><text:span text:style-name="T2">&lt;=5;</text:span><text:span text:style-name="T12">i</text:span><text:span text:style-name="T2">++){ <text:s/></text:span></text:p>
      <text:p text:style-name="P6"><text:span text:style-name="T2"><text:s text:c="5"/>System.</text:span><text:span text:style-name="T10">out</text:span><text:span text:style-name="T2">.println(</text:span><text:span text:style-name="T12">n</text:span><text:span text:style-name="T2">*</text:span><text:span text:style-name="T12">i</text:span><text:span text:style-name="T2">); <text:s/></text:span></text:p>
      <text:p text:style-name="P6"><text:span text:style-name="T2"><text:s text:c="5"/></text:span><text:span text:style-name="T1">try</text:span><text:span text:style-name="T2">{ <text:s/></text:span></text:p>
      <text:p text:style-name="P6"><text:span text:style-name="T2"><text:s text:c="6"/>Thread.</text:span><text:span text:style-name="T5">sleep</text:span><text:span text:style-name="T2">(400); <text:s/></text:span></text:p>
      <text:p text:style-name="P6"><text:span text:style-name="T2"><text:s text:c="5"/>}</text:span><text:span text:style-name="T1">catch</text:span><text:span text:style-name="T2">(Exception </text:span><text:span text:style-name="T12">e</text:span><text:span text:style-name="T2">){System.</text:span><text:span text:style-name="T10">out</text:span><text:span text:style-name="T2">.println(</text:span><text:span text:style-name="T12">e</text:span><text:span text:style-name="T2">);} <text:s/></text:span></text:p>
      <text:p text:style-name="P6"><text:span text:style-name="T2"><text:s text:c="3"/>} <text:s/></text:span></text:p>
      <text:p text:style-name="P6"><text:span text:style-name="T2"><text:s text:c="2"/></text:span></text:p>
      <text:p text:style-name="P6"><text:span text:style-name="T2"><text:s/>} <text:s/></text:span></text:p>
      <text:p text:style-name="P6"><text:span text:style-name="T2">} <text:s/></text:span></text:p>
      <text:p text:style-name="P6"><text:span text:style-name="T2"><text:s text:c="2"/></text:span></text:p>
      <text:p text:style-name="P6"><text:span text:style-name="T1">class</text:span><text:span text:style-name="T2"> MyThread1 </text:span><text:span text:style-name="T1">extends</text:span><text:span text:style-name="T2"> Thread{ <text:s/></text:span></text:p>
      <text:p text:style-name="P6"><text:span text:style-name="T2">Table </text:span><text:span text:style-name="T9">t</text:span><text:span text:style-name="T2">; <text:s/></text:span></text:p>
      <text:p text:style-name="P6"><text:span text:style-name="T2">MyThread1(Table </text:span><text:span text:style-name="T12">t</text:span><text:span text:style-name="T2">){ <text:s/></text:span></text:p>
      <text:p text:style-name="P6"><text:span text:style-name="T1">this</text:span><text:span text:style-name="T2">.</text:span><text:span text:style-name="T9">t</text:span><text:span text:style-name="T2">=</text:span><text:span text:style-name="T12">t</text:span><text:span text:style-name="T2">; <text:s/></text:span></text:p>
      <text:p text:style-name="P6"><text:span text:style-name="T2">} <text:s/></text:span></text:p>
      <text:p text:style-name="P6"><text:span text:style-name="T1">public</text:span><text:span text:style-name="T2"> </text:span><text:span text:style-name="T1">void</text:span><text:span text:style-name="T2"> run(){ <text:s/></text:span></text:p>
      <text:p text:style-name="P6"><text:span text:style-name="T9">t</text:span><text:span text:style-name="T2">.printTable(5); <text:s/></text:span></text:p>
      <text:p text:style-name="P6"><text:span text:style-name="T2">} <text:s/></text:span></text:p>
      <text:p text:style-name="P6"><text:span text:style-name="T2"><text:s text:c="2"/></text:span></text:p>
      <text:p text:style-name="P6"><text:span text:style-name="T2">} <text:s/></text:span></text:p>
      <text:p text:style-name="P6"><text:span text:style-name="T1">class</text:span><text:span text:style-name="T2"> MyThread2 </text:span><text:span text:style-name="T1">extends</text:span><text:span text:style-name="T2"> Thread{ <text:s/></text:span></text:p>
      <text:p text:style-name="P6"><text:span text:style-name="T2">Table </text:span><text:span text:style-name="T9">t</text:span><text:span text:style-name="T2">; <text:s/></text:span></text:p>
      <text:p text:style-name="P6"><text:span text:style-name="T2">MyThread2(Table </text:span><text:span text:style-name="T12">t</text:span><text:span text:style-name="T2">){ <text:s/></text:span></text:p>
      <text:p text:style-name="P6"><text:span text:style-name="T1">this</text:span><text:span text:style-name="T2">.</text:span><text:span text:style-name="T9">t</text:span><text:span text:style-name="T2">=</text:span><text:span text:style-name="T12">t</text:span><text:span text:style-name="T2">; <text:s/></text:span></text:p>
      <text:p text:style-name="P6"><text:span text:style-name="T2">} <text:s/></text:span></text:p>
      <text:p text:style-name="P6"><text:span text:style-name="T1">public</text:span><text:span text:style-name="T2"> </text:span><text:span text:style-name="T1">void</text:span><text:span text:style-name="T2"> run(){ <text:s/></text:span></text:p>
      <text:p text:style-name="P6"><text:span text:style-name="T9">t</text:span><text:span text:style-name="T2">.printTable(100); <text:s/></text:span></text:p>
      <text:p text:style-name="P6"><text:span text:style-name="T2">} <text:s/></text:span></text:p>
      <text:p text:style-name="P6"><text:span text:style-name="T2">} <text:s/></text:span></text:p>
      <text:p text:style-name="P6"><text:span text:style-name="T2"><text:s text:c="2"/></text:span></text:p>
      <text:p text:style-name="P6"><text:span text:style-name="T1">public</text:span><text:span text:style-name="T2"> </text:span><text:span text:style-name="T1">class</text:span><text:span text:style-name="T2"> ExamThread3{ <text:s/></text:span></text:p>
      <text:p text:style-name="P6"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 </text:span><text:span text:style-name="T12">args</text:span><text:span text:style-name="T2">[]){ <text:s/></text:span></text:p>
      <text:p text:style-name="P6"><text:span text:style-name="T2">Table </text:span><text:span text:style-name="T12">obj</text:span><text:span text:style-name="T2"> = </text:span><text:span text:style-name="T1">new</text:span><text:span text:style-name="T2"> Table();</text:span><text:span text:style-name="T16">//only one object <text:s/></text:span></text:p>
      <text:p text:style-name="P6"><text:span text:style-name="T2">MyThread1 </text:span><text:span text:style-name="T12">t1</text:span><text:span text:style-name="T2">=</text:span><text:span text:style-name="T1">new</text:span><text:span text:style-name="T2"> MyThread1(</text:span><text:span text:style-name="T12">obj</text:span><text:span text:style-name="T2">); <text:s/></text:span></text:p>
      <text:p text:style-name="P6"><text:span text:style-name="T2">MyThread2 </text:span><text:span text:style-name="T12">t2</text:span><text:span text:style-name="T2">=</text:span><text:span text:style-name="T1">new</text:span><text:span text:style-name="T2"> MyThread2(</text:span><text:span text:style-name="T12">obj</text:span><text:span text:style-name="T2">); <text:s/></text:span></text:p>
      <text:p text:style-name="P6"><text:span text:style-name="T12">t1</text:span><text:span text:style-name="T2">.start(); <text:s/></text:span></text:p>
      <text:p text:style-name="P6"><text:span text:style-name="T12">t2</text:span><text:span text:style-name="T2">.start(); <text:s/></text:span></text:p>
      <text:p text:style-name="P6"><text:span text:style-name="T2">} <text:s/></text:span></text:p>
      <text:p text:style-name="P1"><text:span text:style-name="T2">} <text:s/>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2"><text:span text:style-name="T6">4 . Collection ArrayList</text:span></text:p>
      <text:p text:style-name="P2"><text:span text:style-name="T6"/></text:p>
      <text:p text:style-name="P1"><text:span text:style-name="T1">import</text:span><text:span text:style-name="T2"> java.util.ArrayList;</text:span></text:p>
      <text:p text:style-name="P6"><text:span text:style-name="T1">import</text:span><text:span text:style-name="T2"> </text:span><text:span text:style-name="T4">java.util.Collection</text:span><text:span text:style-name="T2">;</text:span></text:p>
      <text:p text:style-name="P6"><text:span text:style-name="T1">import</text:span><text:span text:style-name="T2"> java.util.Collections;</text:span></text:p>
      <text:p text:style-name="P6"><text:soft-page-break/><text:span text:style-name="T1">import</text:span><text:span text:style-name="T2"> java.util.Iterator;</text:span></text:p>
      <text:p text:style-name="P7"/>
      <text:p text:style-name="P7"/>
      <text:p text:style-name="P6"><text:span text:style-name="T1">public</text:span><text:span text:style-name="T2"> </text:span><text:span text:style-name="T1">class</text:span><text:span text:style-name="T2"> ExamCollection {</text:span></text:p>
      <text:p text:style-name="P7"/>
      <text:p text:style-name="P6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12">args</text:span><text:span text:style-name="T2">) {</text:span></text:p>
      <text:p text:style-name="P6"><text:span text:style-name="T2"><text:tab/><text:tab/></text:span></text:p>
      <text:p text:style-name="P6"><text:span text:style-name="T2"><text:tab/>ArrayList&lt;Integer&gt; </text:span><text:span text:style-name="T12">al</text:span><text:span text:style-name="T2">=</text:span><text:span text:style-name="T1">new</text:span><text:span text:style-name="T2"> ArrayList&lt;&gt;();</text:span></text:p>
      <text:p text:style-name="P6"><text:span text:style-name="T2"><text:tab/></text:span></text:p>
      <text:p text:style-name="P6"><text:span text:style-name="T2"><text:tab/><text:tab/></text:span></text:p>
      <text:p text:style-name="P6"><text:span text:style-name="T2"><text:tab/><text:tab/></text:span><text:span text:style-name="T16">// adding elements</text:span></text:p>
      <text:p text:style-name="P6"><text:span text:style-name="T2"><text:tab/><text:tab/>System.</text:span><text:span text:style-name="T10">out</text:span><text:span text:style-name="T2">.println(</text:span><text:span text:style-name="T19">"adding elements "</text:span><text:span text:style-name="T2">);</text:span></text:p>
      <text:p text:style-name="P6"><text:span text:style-name="T2"><text:tab/><text:tab/></text:span><text:span text:style-name="T1">for</text:span><text:span text:style-name="T2">(</text:span><text:span text:style-name="T1">int</text:span><text:span text:style-name="T2"> </text:span><text:span text:style-name="T12">i</text:span><text:span text:style-name="T2">=0;</text:span><text:span text:style-name="T12">i</text:span><text:span text:style-name="T2">&lt;10;</text:span><text:span text:style-name="T12">i</text:span><text:span text:style-name="T2">++){</text:span></text:p>
      <text:p text:style-name="P6"><text:span text:style-name="T2"><text:tab/><text:tab/><text:tab/></text:span><text:span text:style-name="T12">al</text:span><text:span text:style-name="T2">.add(</text:span><text:span text:style-name="T12">i</text:span><text:span text:style-name="T2">+100);</text:span></text:p>
      <text:p text:style-name="P6"><text:span text:style-name="T2"><text:tab/><text:tab/>}</text:span></text:p>
      <text:p text:style-name="P6"><text:span text:style-name="T2"><text:tab/><text:tab/></text:span></text:p>
      <text:p text:style-name="P6"><text:span text:style-name="T2"><text:tab/><text:tab/>System.</text:span><text:span text:style-name="T10">out</text:span><text:span text:style-name="T2">.println(</text:span><text:span text:style-name="T12">al</text:span><text:span text:style-name="T2">);</text:span></text:p>
      <text:p text:style-name="P6"><text:span text:style-name="T2"><text:tab/><text:tab/></text:span></text:p>
      <text:p text:style-name="P6"><text:span text:style-name="T2"><text:tab/><text:tab/></text:span><text:span text:style-name="T16">// remove element by index <text:s text:c="2"/></text:span></text:p>
      <text:p text:style-name="P6"><text:span text:style-name="T2"><text:s text:c="6"/>System.</text:span><text:span text:style-name="T10">out</text:span><text:span text:style-name="T2">.println(</text:span><text:span text:style-name="T19">"emove element by index index 3"</text:span><text:span text:style-name="T2">);</text:span></text:p>
      <text:p text:style-name="P6"><text:span text:style-name="T2"><text:tab/><text:tab/></text:span><text:span text:style-name="T12">al</text:span><text:span text:style-name="T2">.remove(3);</text:span></text:p>
      <text:p text:style-name="P6"><text:span text:style-name="T2"><text:tab/><text:tab/>System.</text:span><text:span text:style-name="T10">out</text:span><text:span text:style-name="T2">.println(</text:span><text:span text:style-name="T12">al</text:span><text:span text:style-name="T2">);</text:span></text:p>
      <text:p text:style-name="P6"><text:span text:style-name="T2"><text:tab/><text:tab/></text:span></text:p>
      <text:p text:style-name="P6"><text:span text:style-name="T2"><text:tab/><text:tab/></text:span><text:span text:style-name="T16">// remove element by value </text:span></text:p>
      <text:p text:style-name="P6"><text:span text:style-name="T2"><text:tab/><text:tab/>System.</text:span><text:span text:style-name="T10">out</text:span><text:span text:style-name="T2">.println(</text:span><text:span text:style-name="T19">"remove element by value <text:s/>108"</text:span><text:span text:style-name="T2">);</text:span></text:p>
      <text:p text:style-name="P6"><text:span text:style-name="T2"><text:tab/><text:tab/> <text:s text:c="2"/></text:span></text:p>
      <text:p text:style-name="P6"><text:span text:style-name="T2"><text:tab/><text:tab/><text:tab/><text:tab/></text:span><text:span text:style-name="T12">al</text:span><text:span text:style-name="T2">.remove(</text:span><text:span text:style-name="T12">al</text:span><text:span text:style-name="T2">.indexOf(108));</text:span></text:p>
      <text:p text:style-name="P6"><text:span text:style-name="T2"><text:tab/><text:tab/><text:tab/><text:tab/>System.</text:span><text:span text:style-name="T10">out</text:span><text:span text:style-name="T2">.println(</text:span><text:span text:style-name="T12">al</text:span><text:span text:style-name="T2">);</text:span></text:p>
      <text:p text:style-name="P6"><text:span text:style-name="T2"><text:tab/><text:tab/><text:tab/><text:tab/></text:span></text:p>
      <text:p text:style-name="P6"><text:span text:style-name="T2"><text:tab/><text:tab/><text:tab/><text:tab/></text:span></text:p>
      <text:p text:style-name="P6"><text:span text:style-name="T2"><text:tab/><text:tab/>System.</text:span><text:span text:style-name="T10">out</text:span><text:span text:style-name="T2">.println(</text:span><text:span text:style-name="T19">"Modify value 109 by 1009"</text:span><text:span text:style-name="T2">);</text:span></text:p>
      <text:p text:style-name="P6"><text:span text:style-name="T2"><text:tab/><text:tab/></text:span><text:span text:style-name="T1">int</text:span><text:span text:style-name="T2"> </text:span><text:span text:style-name="T13">in</text:span><text:span text:style-name="T2">=</text:span><text:span text:style-name="T12">al</text:span><text:span text:style-name="T2">.indexOf(109);</text:span></text:p>
      <text:p text:style-name="P6"><text:span text:style-name="T2"><text:tab/><text:tab/></text:span><text:span text:style-name="T12">al</text:span><text:span text:style-name="T2">.remove(</text:span><text:span text:style-name="T14">in</text:span><text:span text:style-name="T2">);</text:span></text:p>
      <text:p text:style-name="P6"><text:span text:style-name="T2"><text:tab/><text:tab/></text:span><text:span text:style-name="T12">al</text:span><text:span text:style-name="T2">.add(</text:span><text:span text:style-name="T14">in</text:span><text:span text:style-name="T2">,1009);</text:span></text:p>
      <text:p text:style-name="P6"><text:span text:style-name="T2"><text:tab/><text:tab/>System.</text:span><text:span text:style-name="T10">out</text:span><text:span text:style-name="T2">.println(</text:span><text:span text:style-name="T12">al</text:span><text:span text:style-name="T2">);</text:span></text:p>
      <text:p text:style-name="P6"><text:span text:style-name="T2"><text:tab/></text:span></text:p>
      <text:p text:style-name="P6"><text:span text:style-name="T2"><text:tab/><text:tab/></text:span></text:p>
      <text:p text:style-name="P6"><text:span text:style-name="T2"><text:tab/><text:tab/></text:span><text:span text:style-name="T16">// get particular element</text:span></text:p>
      <text:p text:style-name="P6"><text:span text:style-name="T2"><text:tab/><text:tab/><text:tab/><text:tab/>System.</text:span><text:span text:style-name="T10">out</text:span><text:span text:style-name="T2">.println(</text:span><text:span text:style-name="T19">" get particular element by index 3"</text:span><text:span text:style-name="T2">);</text:span></text:p>
      <text:p text:style-name="P6"><text:span text:style-name="T2"><text:tab/><text:tab/>System.</text:span><text:span text:style-name="T10">out</text:span><text:span text:style-name="T2">.println(</text:span><text:span text:style-name="T12">al</text:span><text:span text:style-name="T2">.get(3));</text:span></text:p>
      <text:p text:style-name="P6"><text:span text:style-name="T2"><text:tab/><text:tab/></text:span></text:p>
      <text:p text:style-name="P6"><text:span text:style-name="T2"><text:tab/><text:tab/>System.</text:span><text:span text:style-name="T10">out</text:span><text:span text:style-name="T2">.println(</text:span><text:span text:style-name="T19">"Print using Iterator"</text:span><text:span text:style-name="T2">);</text:span></text:p>
      <text:p text:style-name="P6"><text:span text:style-name="T2"><text:tab/><text:tab/></text:span><text:span text:style-name="T4">Iterator</text:span><text:span text:style-name="T2"> </text:span><text:span text:style-name="T12">it</text:span><text:span text:style-name="T2"> = </text:span><text:span text:style-name="T12">al</text:span><text:span text:style-name="T2">.iterator();</text:span></text:p>
      <text:p text:style-name="P6"><text:span text:style-name="T2"><text:tab/><text:tab/></text:span><text:span text:style-name="T1">while</text:span><text:span text:style-name="T2">(</text:span><text:span text:style-name="T12">it</text:span><text:span text:style-name="T2">.hasNext())</text:span></text:p>
      <text:p text:style-name="P6"><text:span text:style-name="T2"><text:tab/> <text:s text:c="3"/>{</text:span></text:p>
      <text:p text:style-name="P6"><text:span text:style-name="T2"><text:tab/> <text:s text:c="3"/><text:tab/>System.</text:span><text:span text:style-name="T10">out</text:span><text:span text:style-name="T2">.println(</text:span><text:span text:style-name="T12">it</text:span><text:span text:style-name="T2">.next());</text:span></text:p>
      <text:p text:style-name="P6"><text:span text:style-name="T2"><text:tab/> <text:s text:c="3"/>}</text:span></text:p>
      <text:p text:style-name="P6"><text:span text:style-name="T2"><text:tab/><text:tab/></text:span></text:p>
      <text:p text:style-name="P6"><text:span text:style-name="T2"><text:tab/><text:tab/>System.</text:span><text:span text:style-name="T10">out</text:span><text:span text:style-name="T2">.println(</text:span><text:span text:style-name="T19">"print using for loop"</text:span><text:span text:style-name="T2">);</text:span></text:p>
      <text:p text:style-name="P6"><text:span text:style-name="T2"><text:tab/><text:tab/></text:span><text:span text:style-name="T1">for</text:span><text:span text:style-name="T2">(</text:span><text:span text:style-name="T1">int</text:span><text:span text:style-name="T2"> </text:span><text:span text:style-name="T12">i</text:span><text:span text:style-name="T2">=0;</text:span><text:span text:style-name="T12">i</text:span><text:span text:style-name="T2">&lt;</text:span><text:span text:style-name="T12">al</text:span><text:span text:style-name="T2">.size();</text:span><text:span text:style-name="T12">i</text:span><text:span text:style-name="T2">++){</text:span></text:p>
      <text:p text:style-name="P6"><text:span text:style-name="T2"><text:tab/><text:tab/><text:tab/>System.</text:span><text:span text:style-name="T10">out</text:span><text:span text:style-name="T2">.println(</text:span><text:span text:style-name="T12">al</text:span><text:span text:style-name="T2">.get(</text:span><text:span text:style-name="T12">i</text:span><text:span text:style-name="T2">));</text:span></text:p>
      <text:p text:style-name="P6"><text:span text:style-name="T2"><text:tab/><text:tab/>}</text:span></text:p>
      <text:p text:style-name="P6"><text:span text:style-name="T2"><text:tab/><text:tab/>System.</text:span><text:span text:style-name="T10">out</text:span><text:span text:style-name="T2">.println(</text:span><text:span text:style-name="T19">"print after sorting"</text:span><text:span text:style-name="T2">);</text:span></text:p>
      <text:p text:style-name="P6"><text:span text:style-name="T2"><text:tab/><text:tab/>Collections.</text:span><text:span text:style-name="T5">sort</text:span><text:span text:style-name="T2">(</text:span><text:span text:style-name="T12">al</text:span><text:span text:style-name="T2">);</text:span></text:p>
      <text:p text:style-name="P6"><text:span text:style-name="T2"><text:tab/><text:tab/>System.</text:span><text:span text:style-name="T10">out</text:span><text:span text:style-name="T2">.println(</text:span><text:span text:style-name="T12">al</text:span><text:span text:style-name="T2">);</text:span></text:p>
      <text:p text:style-name="P6"><text:span text:style-name="T2"><text:tab/><text:tab/></text:span></text:p>
      <text:p text:style-name="P6"><text:span text:style-name="T2"><text:tab/><text:tab/></text:span></text:p>
      <text:p text:style-name="P6"><text:span text:style-name="T2"><text:tab/><text:tab/></text:span></text:p>
      <text:p text:style-name="P6"><text:span text:style-name="T2"><text:tab/><text:tab/></text:span><text:span text:style-name="T16">// To clear all elements</text:span></text:p>
      <text:p text:style-name="P6"><text:span text:style-name="T2"><text:tab/><text:tab/></text:span><text:span text:style-name="T12">al</text:span><text:span text:style-name="T2">.clear();</text:span></text:p>
      <text:p text:style-name="P6"><text:span text:style-name="T2"><text:tab/><text:tab/>System.</text:span><text:span text:style-name="T10">out</text:span><text:span text:style-name="T2">.println(</text:span><text:span text:style-name="T12">al</text:span><text:span text:style-name="T2">);</text:span></text:p>
      <text:p text:style-name="P6"><text:soft-page-break/><text:span text:style-name="T2"><text:tab/><text:tab/></text:span></text:p>
      <text:p text:style-name="P6"><text:span text:style-name="T2"><text:tab/><text:tab/></text:span></text:p>
      <text:p text:style-name="P6"><text:span text:style-name="T2"><text:tab/>}</text:span></text:p>
      <text:p text:style-name="P7"/>
      <text:p text:style-name="P6"><text:span text:style-name="T2">}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2"><text:span text:style-name="T7">5. M</text:span><text:span text:style-name="T6">ethod </text:span><text:span text:style-name="T7">O</text:span><text:span text:style-name="T6">f </text:span><text:span text:style-name="T7">A</text:span><text:span text:style-name="T6">rrayList</text:span></text:p>
      <text:p text:style-name="P2"><text:span text:style-name="T6"/></text:p>
      <text:p text:style-name="P1"><text:span text:style-name="T2"/></text:p>
      <text:p text:style-name="P1"><text:span text:style-name="T2"/></text:p>
      <text:p text:style-name="P8"><text:a xlink:type="simple" xlink:href="https://www.geeksforgeeks.org/arraylist-foreach-method-in-java/" office:target-frame-name="_blank" xlink:show="new" text:style-name="Internet_20_link" text:visited-style-name="Visited_20_Internet_20_Link"><text:span text:style-name="T20">forEach​(Consumer action):</text:span></text:a><text:span text:style-name="T22"> Performs the given action for each element of the Iterable until all elements have been processed or the action throws an exception.</text:span></text:p>
      <text:list xml:id="list3836554589" text:style-name="L1">
        <text:list-item>
          <text:p text:style-name="P10"><text:a xlink:type="simple" xlink:href="https://www.geeksforgeeks.org/arraylist-retainall-method-in-java/" office:target-frame-name="_blank" xlink:show="new" text:style-name="Internet_20_link" text:visited-style-name="Visited_20_Internet_20_Link"><text:span text:style-name="T21">retainAll​(Collection c):</text:span></text:a><text:span text:style-name="T23"> Retains only the elements in this list that are contained in the specified collection.</text:span></text:p>
        </text:list-item>
        <text:list-item>
          <text:p text:style-name="P10"><text:a xlink:type="simple" xlink:href="https://www.geeksforgeeks.org/arraylist-removeif-method-in-java/" office:target-frame-name="_blank" xlink:show="new" text:style-name="Internet_20_link" text:visited-style-name="Visited_20_Internet_20_Link"><text:span text:style-name="T21">removeIf​(Predicate filter):</text:span></text:a><text:span text:style-name="T23"> Removes all of the elements of this collection that satisfy the given predicate.</text:span></text:p>
        </text:list-item>
        <text:list-item>
          <text:p text:style-name="P10"><text:a xlink:type="simple" xlink:href="https://www.geeksforgeeks.org/arraylist-contains-java/" office:target-frame-name="_blank" xlink:show="new" text:style-name="Internet_20_link" text:visited-style-name="Visited_20_Internet_20_Link"><text:span text:style-name="T21">contains​(Object o):</text:span></text:a><text:span text:style-name="T23"> Returns true if this list contains the specified element.</text:span></text:p>
        </text:list-item>
        <text:list-item>
          <text:p text:style-name="P10"><text:a xlink:type="simple" xlink:href="https://www.geeksforgeeks.org/arraylist-linkedlist-remove-methods-java-examples/" office:target-frame-name="_blank" xlink:show="new" text:style-name="Internet_20_link" text:visited-style-name="Visited_20_Internet_20_Link"><text:span text:style-name="T21">remove​(int index):</text:span></text:a><text:span text:style-name="T23"> Removes the element at the specified position in this list.</text:span></text:p>
        </text:list-item>
        <text:list-item>
          <text:p text:style-name="P10"><text:a xlink:type="simple" xlink:href="https://www.geeksforgeeks.org/arraylist-linkedlist-remove-methods-java-examples/" office:target-frame-name="_blank" xlink:show="new" text:style-name="Internet_20_link" text:visited-style-name="Visited_20_Internet_20_Link"><text:span text:style-name="T21">remove​(Object o):</text:span></text:a><text:span text:style-name="T23"> Removes the first occurrence of the specified element from this list, if it is present.</text:span></text:p>
        </text:list-item>
        <text:list-item>
          <text:p text:style-name="P10"><text:a xlink:type="simple" xlink:href="https://www.geeksforgeeks.org/arraylist-get-method-java-examples/" office:target-frame-name="_blank" xlink:show="new" text:style-name="Internet_20_link" text:visited-style-name="Visited_20_Internet_20_Link"><text:span text:style-name="T21">get​(int index):</text:span></text:a><text:span text:style-name="T23"> Returns the element at the specified position in this list.</text:span></text:p>
        </text:list-item>
        <text:list-item>
          <text:p text:style-name="P10"><text:a xlink:type="simple" xlink:href="https://www.geeksforgeeks.org/arraylist-sublist-method-in-java-with-examples/" office:target-frame-name="_blank" xlink:show="new" text:style-name="Internet_20_link" text:visited-style-name="Visited_20_Internet_20_Link"><text:span text:style-name="T21">subList​(int fromIndex, int toIndex):</text:span></text:a><text:span text:style-name="T23"> Returns a view of the portion of this list between the specified fromIndex, inclusive, and toIndex, exclusive.</text:span></text:p>
        </text:list-item>
        <text:list-item>
          <text:p text:style-name="P10"><text:a xlink:type="simple" xlink:href="https://www.geeksforgeeks.org/arraylist-spliterator-method-in-java/" office:target-frame-name="_blank" xlink:show="new" text:style-name="Internet_20_link" text:visited-style-name="Visited_20_Internet_20_Link"><text:span text:style-name="T21">spliterator​():</text:span></text:a><text:span text:style-name="T23"> Creates a late-binding and fail-fast Spliterator over the elements in this list.</text:span></text:p>
        </text:list-item>
        <text:list-item>
          <text:p text:style-name="P10"><text:a xlink:type="simple" xlink:href="https://www.geeksforgeeks.org/arraylist-set-method-in-java-with-examples/" office:target-frame-name="_blank" xlink:show="new" text:style-name="Internet_20_link" text:visited-style-name="Visited_20_Internet_20_Link"><text:span text:style-name="T21">set​(int index, E element):</text:span></text:a><text:span text:style-name="T23"> Replaces the element at the specified position in this list with the specified element.</text:span></text:p>
        </text:list-item>
        <text:list-item>
          <text:p text:style-name="P10"><text:a xlink:type="simple" xlink:href="https://www.geeksforgeeks.org/arraylist-size-method-in-java-with-examples/" office:target-frame-name="_blank" xlink:show="new" text:style-name="Internet_20_link" text:visited-style-name="Visited_20_Internet_20_Link"><text:span text:style-name="T21">size​():</text:span></text:a><text:span text:style-name="T23"> Returns the number of elements in this list.</text:span></text:p>
        </text:list-item>
        <text:list-item>
          <text:p text:style-name="P10"><text:a xlink:type="simple" xlink:href="https://www.geeksforgeeks.org/arraylist-removeall-method-in-java-with-examples/" office:target-frame-name="_blank" xlink:show="new" text:style-name="Internet_20_link" text:visited-style-name="Visited_20_Internet_20_Link"><text:span text:style-name="T21">removeAll​(Collection c):</text:span></text:a><text:span text:style-name="T23"> Removes from this list all of its elements that are contained in the specified collection.</text:span></text:p>
        </text:list-item>
        <text:list-item>
          <text:p text:style-name="P10"><text:a xlink:type="simple" xlink:href="https://www.geeksforgeeks.org/arraylist-ensurecapacity-method-in-java-with-examples/" office:target-frame-name="_blank" xlink:show="new" text:style-name="Internet_20_link" text:visited-style-name="Visited_20_Internet_20_Link"><text:span text:style-name="T21">ensureCapacity​(int minCapacity):</text:span></text:a><text:span text:style-name="T23"> Increases the capacity of this ArrayList instance, if necessary, to ensure that it can hold at least the number of elements specified by the minimum capacity argument.</text:span></text:p>
        </text:list-item>
        <text:list-item>
          <text:p text:style-name="P10"><text:soft-page-break/><text:a xlink:type="simple" xlink:href="https://www.geeksforgeeks.org/arraylist-listiterator-method-in-java-with-examples/" office:target-frame-name="_blank" xlink:show="new" text:style-name="Internet_20_link" text:visited-style-name="Visited_20_Internet_20_Link"><text:span text:style-name="T21">listIterator​():</text:span></text:a><text:span text:style-name="T23"> Returns a list iterator over the elements in this list (in proper sequence).</text:span></text:p>
        </text:list-item>
        <text:list-item>
          <text:p text:style-name="P10"><text:a xlink:type="simple" xlink:href="https://www.geeksforgeeks.org/arraylist-listiterator-method-in-java-with-examples/" office:target-frame-name="_blank" xlink:show="new" text:style-name="Internet_20_link" text:visited-style-name="Visited_20_Internet_20_Link"><text:span text:style-name="T21">listIterator​(int index):</text:span></text:a><text:span text:style-name="T23"> Returns a list iterator over the elements in this list (in proper sequence), starting at the specified position in the list.</text:span></text:p>
        </text:list-item>
        <text:list-item>
          <text:p text:style-name="P10"><text:a xlink:type="simple" xlink:href="https://www.geeksforgeeks.org/arraylist-isempty-java-example/" office:target-frame-name="_blank" xlink:show="new" text:style-name="Internet_20_link" text:visited-style-name="Visited_20_Internet_20_Link"><text:span text:style-name="T21">isEmpty​():</text:span></text:a><text:span text:style-name="T23"> Returns true if this list contains no elements.</text:span></text:p>
        </text:list-item>
        <text:list-item>
          <text:p text:style-name="P10"><text:a xlink:type="simple" xlink:href="https://www.geeksforgeeks.org/arraylist-removerange-java-examples/" office:target-frame-name="_blank" xlink:show="new" text:style-name="Internet_20_link" text:visited-style-name="Visited_20_Internet_20_Link"><text:span text:style-name="T21">removeRange​(int fromIndex, int toIndex):</text:span></text:a><text:span text:style-name="T23"> Removes from this list all of the elements whose index is between fromIndex, inclusive, and toIndex, exclusive.</text:span></text:p>
        </text:list-item>
        <text:list-item>
          <text:p text:style-name="P10"><text:a xlink:type="simple" xlink:href="https://www.geeksforgeeks.org/arraylist-clear-java-examples/" office:target-frame-name="_blank" xlink:show="new" text:style-name="Internet_20_link" text:visited-style-name="Visited_20_Internet_20_Link"><text:span text:style-name="T21">void clear():</text:span></text:a><text:span text:style-name="T23"> This method is used to remove all the elements from any list.</text:span></text:p>
        </text:list-item>
        <text:list-item>
          <text:p text:style-name="P10"><text:a xlink:type="simple" xlink:href="https://www.geeksforgeeks.org/java-util-arraylist-add-method-java/" office:target-frame-name="_blank" xlink:show="new" text:style-name="Internet_20_link" text:visited-style-name="Visited_20_Internet_20_Link"><text:span text:style-name="T21">void add(int index, Object element):</text:span></text:a><text:span text:style-name="T23"> This method is used to insert a specific element at a specific position index in a list.</text:span></text:p>
        </text:list-item>
        <text:list-item>
          <text:p text:style-name="P10"><text:a xlink:type="simple" xlink:href="https://www.geeksforgeeks.org/arraylist-trimtosize-java-example/" office:target-frame-name="_blank" xlink:show="new" text:style-name="Internet_20_link" text:visited-style-name="Visited_20_Internet_20_Link"><text:span text:style-name="T21">void trimToSize():</text:span></text:a><text:span text:style-name="T23"> This method is used to trim the capacity of the instance of the ArrayLis to the list’s current size.</text:span></text:p>
        </text:list-item>
        <text:list-item>
          <text:p text:style-name="P10"><text:a xlink:type="simple" xlink:href="https://www.geeksforgeeks.org/java-util-arraylist-indexof-java/" office:target-frame-name="_blank" xlink:show="new" text:style-name="Internet_20_link" text:visited-style-name="Visited_20_Internet_20_Link"><text:span text:style-name="T21">int indexOf(Object O):</text:span></text:a><text:span text:style-name="T23"> The<text:line-break/>index the first occurrence of a specific element is either returned, or -1 in case the element is not in the list.</text:span></text:p>
        </text:list-item>
        <text:list-item>
          <text:p text:style-name="P10"><text:a xlink:type="simple" xlink:href="https://www.geeksforgeeks.org/arraylist-lastindexof-java-example/" office:target-frame-name="_blank" xlink:show="new" text:style-name="Internet_20_link" text:visited-style-name="Visited_20_Internet_20_Link"><text:span text:style-name="T21">int lastIndexOf(Object O):</text:span></text:a><text:span text:style-name="T23"> The index the last occurrence of a specific element is either returned, or -1 in case the element is not in the list.</text:span></text:p>
        </text:list-item>
        <text:list-item>
          <text:p text:style-name="P10"><text:a xlink:type="simple" xlink:href="https://www.geeksforgeeks.org/clone-method-in-java-2/" office:target-frame-name="_blank" xlink:show="new" text:style-name="Internet_20_link" text:visited-style-name="Visited_20_Internet_20_Link"><text:span text:style-name="T21">Object clone():</text:span></text:a><text:span text:style-name="T23"> This method is used to return a shallow copy of an ArrayList.</text:span></text:p>
        </text:list-item>
        <text:list-item>
          <text:p text:style-name="P10"><text:a xlink:type="simple" xlink:href="https://www.geeksforgeeks.org/arraylist-array-conversion-java-toarray-methods/" office:target-frame-name="_blank" xlink:show="new" text:style-name="Internet_20_link" text:visited-style-name="Visited_20_Internet_20_Link"><text:span text:style-name="T21">Object[] toArray():</text:span></text:a><text:span text:style-name="T23"> This method is used to return an array containing all of the elements in the list in correct order.</text:span></text:p>
        </text:list-item>
        <text:list-item>
          <text:p text:style-name="P10"><text:a xlink:type="simple" xlink:href="https://www.geeksforgeeks.org/arraylist-array-conversion-java-toarray-methods/" office:target-frame-name="_blank" xlink:show="new" text:style-name="Internet_20_link" text:visited-style-name="Visited_20_Internet_20_Link"><text:span text:style-name="T21">Object[] toArray(Object[] O)</text:span></text:a><text:span text:style-name="T23">: It is also used to return an array containing all of the elements in this list in the correct order same as the previous method.</text:span></text:p>
        </text:list-item>
        <text:list-item>
          <text:p text:style-name="P10"><text:a xlink:type="simple" xlink:href="https://www.geeksforgeeks.org/java-util-arraylist-addall-method-java/" office:target-frame-name="_blank" xlink:show="new" text:style-name="Internet_20_link" text:visited-style-name="Visited_20_Internet_20_Link"><text:span text:style-name="T21">boolean addAll(Collection C):</text:span></text:a><text:span text:style-name="T23"> This method is used to append all the elements from a specific collection to the end of the mentioned list, in such a order that the values are returned by the specified collection’s iterator.</text:span></text:p>
        </text:list-item>
        <text:list-item>
          <text:p text:style-name="P10"><text:a xlink:type="simple" xlink:href="https://www.geeksforgeeks.org/java-util-arraylist-add-method-java/" office:target-frame-name="_blank" xlink:show="new" text:style-name="Internet_20_link" text:visited-style-name="Visited_20_Internet_20_Link"><text:span text:style-name="T21">boolean add(Object o):</text:span></text:a><text:span text:style-name="T23"> This method is used to append a specificd element to the end of a list.</text:span></text:p>
        </text:list-item>
        <text:list-item>
          <text:p text:style-name="P10"><text:soft-page-break/><text:a xlink:type="simple" xlink:href="https://www.geeksforgeeks.org/java-util-arraylist-addall-method-java/" office:target-frame-name="_blank" xlink:show="new" text:style-name="Internet_20_link" text:visited-style-name="Visited_20_Internet_20_Link"><text:span text:style-name="T21">boolean addAll(int index, Collection C):</text:span></text:a><text:span text:style-name="T23"> Used to insert all of the elements starting at the specified position from a specific collection into the mentioned list.</text:span></text:p>
        </text:list-item>
      </text:list>
      <text:p text:style-name="P1"/>
      <text:p text:style-name="P1"><text:span text:style-name="T2"/></text:p>
      <text:p text:style-name="P1"><text:span text:style-name="T2"/></text:p>
      <text:p text:style-name="P1"><text:span text:style-name="T2"/></text:p>
      <text:p text:style-name="P3"><text:span text:style-name="T6">6. hashmap Methods</text:span></text:p>
      <text:p text:style-name="P3"><text:span text:style-name="T6"/></text:p>
      <text:p text:style-name="P9"><text:a xlink:type="simple" xlink:href="https://www.geeksforgeeks.org/hashmap-clear-method-in-java/" office:target-frame-name="_blank" xlink:show="new" text:style-name="Internet_20_link" text:visited-style-name="Visited_20_Internet_20_Link"><text:span text:style-name="T20"><text:line-break/>void clear():</text:span></text:a><text:span text:style-name="T22"> Used to remove all mappings from a map.</text:span></text:p>
      <text:list xml:id="list1918787660" text:style-name="L16">
        <text:list-item>
          <text:p text:style-name="P11"><text:a xlink:type="simple" xlink:href="https://www.geeksforgeeks.org/hashmap-containskey-method-in-java/" office:target-frame-name="_blank" xlink:show="new" text:style-name="Internet_20_link" text:visited-style-name="Visited_20_Internet_20_Link"><text:span text:style-name="T21">boolean containsKey(Object key):</text:span></text:a><text:span text:style-name="T23"> Used to return True if for a specified key, mapping is present in the map.</text:span></text:p>
        </text:list-item>
      </text:list>
      <text:list xml:id="list2995768310" text:style-name="L17">
        <text:list-item>
          <text:p text:style-name="P12"><text:a xlink:type="simple" xlink:href="https://www.geeksforgeeks.org/hashmap-containsvalue-method-in-java/" office:target-frame-name="_blank" xlink:show="new" text:style-name="Internet_20_link" text:visited-style-name="Visited_20_Internet_20_Link"><text:span text:style-name="T21">boolean containsValue(Object value):</text:span></text:a><text:span text:style-name="T23"> Used to return true if one or more key is mapped to a specified value.</text:span></text:p>
        </text:list-item>
      </text:list>
      <text:list xml:id="list1548548305" text:style-name="L18">
        <text:list-item>
          <text:p text:style-name="P13"><text:a xlink:type="simple" xlink:href="https://www.geeksforgeeks.org/hashmap-clone-method-in-java/" office:target-frame-name="_blank" xlink:show="new" text:style-name="Internet_20_link" text:visited-style-name="Visited_20_Internet_20_Link"><text:span text:style-name="T21">Object clone():</text:span></text:a><text:span text:style-name="T23"> It is used to return a shallow copy of the mentioned hash map.</text:span></text:p>
        </text:list-item>
      </text:list>
      <text:list xml:id="list2064642121" text:style-name="L19">
        <text:list-item>
          <text:p text:style-name="P14"><text:a xlink:type="simple" xlink:href="https://www.geeksforgeeks.org/hashmap-isempty-method-in-java/" office:target-frame-name="_blank" xlink:show="new" text:style-name="Internet_20_link" text:visited-style-name="Visited_20_Internet_20_Link"><text:span text:style-name="T21">boolean isEmpty():</text:span></text:a><text:span text:style-name="T23"> Used to check whether the map is empty or not. Returns true if the map is empty.</text:span></text:p>
        </text:list-item>
      </text:list>
      <text:list xml:id="list1021704160" text:style-name="L20">
        <text:list-item>
          <text:p text:style-name="P15"><text:a xlink:type="simple" xlink:href="https://www.geeksforgeeks.org/hashmap-entryset-method-in-java/" office:target-frame-name="_blank" xlink:show="new" text:style-name="Internet_20_link" text:visited-style-name="Visited_20_Internet_20_Link"><text:span text:style-name="T21">Set entrySet():</text:span></text:a><text:span text:style-name="T23"> It is used to return a set view of the hash map.</text:span></text:p>
        </text:list-item>
      </text:list>
      <text:list xml:id="list1943784975" text:style-name="L21">
        <text:list-item>
          <text:p text:style-name="P16"><text:a xlink:type="simple" xlink:href="https://www.geeksforgeeks.org/hashmap-get-method-in-java/" office:target-frame-name="_blank" xlink:show="new" text:style-name="Internet_20_link" text:visited-style-name="Visited_20_Internet_20_Link"><text:span text:style-name="T21">Object get(Object key):</text:span></text:a><text:span text:style-name="T23"> It is used to retrieve or fetch the value mapped by a particular key.</text:span></text:p>
        </text:list-item>
      </text:list>
      <text:list xml:id="list2668678102" text:style-name="L22">
        <text:list-item>
          <text:p text:style-name="P17"><text:a xlink:type="simple" xlink:href="https://www.geeksforgeeks.org/hashmap-keyset-method-in-java/" office:target-frame-name="_blank" xlink:show="new" text:style-name="Internet_20_link" text:visited-style-name="Visited_20_Internet_20_Link"><text:span text:style-name="T21">Set keySet():</text:span></text:a><text:span text:style-name="T23"> It is used to return a set view of the keys.</text:span></text:p>
        </text:list-item>
      </text:list>
      <text:list xml:id="list51632505" text:style-name="L23">
        <text:list-item>
          <text:p text:style-name="P18"><text:a xlink:type="simple" xlink:href="https://www.geeksforgeeks.org/hashmap-size-method-in-java/" office:target-frame-name="_blank" xlink:show="new" text:style-name="Internet_20_link" text:visited-style-name="Visited_20_Internet_20_Link"><text:span text:style-name="T21">int size():</text:span></text:a><text:span text:style-name="T23"> It is used to return the size of a map.</text:span></text:p>
        </text:list-item>
      </text:list>
      <text:list xml:id="list3687869748" text:style-name="L24">
        <text:list-item>
          <text:p text:style-name="P19"><text:a xlink:type="simple" xlink:href="https://www.geeksforgeeks.org/hashmap-put-method-in-java/" office:target-frame-name="_blank" xlink:show="new" text:style-name="Internet_20_link" text:visited-style-name="Visited_20_Internet_20_Link"><text:span text:style-name="T21">Object put(Object key, Object value):</text:span></text:a><text:span text:style-name="T23"> It is used to insert a particular mapping of key-value pair into a map.</text:span></text:p>
        </text:list-item>
      </text:list>
      <text:list xml:id="list373854839" text:style-name="L25">
        <text:list-item>
          <text:p text:style-name="P20"><text:a xlink:type="simple" xlink:href="https://www.geeksforgeeks.org/hashmap-putall-method-in-java/" office:target-frame-name="_blank" xlink:show="new" text:style-name="Internet_20_link" text:visited-style-name="Visited_20_Internet_20_Link"><text:span text:style-name="T21">putAll(Map M):</text:span></text:a><text:span text:style-name="T23"> It is used to copy all of the elements from one map into another.</text:span></text:p>
        </text:list-item>
      </text:list>
      <text:list xml:id="list2600672882" text:style-name="L26">
        <text:list-item>
          <text:p text:style-name="P21"><text:a xlink:type="simple" xlink:href="https://www.geeksforgeeks.org/hashmap-remove-method-in-java/" office:target-frame-name="_blank" xlink:show="new" text:style-name="Internet_20_link" text:visited-style-name="Visited_20_Internet_20_Link"><text:span text:style-name="T21">Object remove(Object key):</text:span></text:a><text:span text:style-name="T23"> It is used to remove the values for any particular key in the Map.</text:span></text:p>
        </text:list-item>
      </text:list>
      <text:list xml:id="list2565756074" text:style-name="L27">
        <text:list-item>
          <text:p text:style-name="P22"><text:a xlink:type="simple" xlink:href="https://www.geeksforgeeks.org/hashmap-values-method-in-java/" office:target-frame-name="_blank" xlink:show="new" text:style-name="Internet_20_link" text:visited-style-name="Visited_20_Internet_20_Link"><text:span text:style-name="T21">Collection values():</text:span></text:a><text:span text:style-name="T23"> It is used to return a Collection view of the values in the HashMap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00:48:46.038686030</meta:creation-date>
    <dc:date>2018-11-27T01:07:28.535338417</dc:date>
    <meta:editing-duration>PT8M12S</meta:editing-duration>
    <meta:editing-cycles>1</meta:editing-cycles>
    <meta:document-statistic meta:table-count="0" meta:image-count="0" meta:object-count="0" meta:page-count="13" meta:paragraph-count="582" meta:word-count="1720" meta:character-count="16913" meta:non-whitespace-character-count="12535"/>
    <meta:generator>LibreOffice/6.0.6.2$Linux_X86_64 LibreOffice_project/00m0$Build-2</meta:generator>
  </office:meta>
</office:document-meta>
</file>